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12cfe"/>
    </style:style>
    <style:style style:name="P2" style:family="paragraph" style:parent-style-name="Standard">
      <style:paragraph-properties fo:text-align="center" style:justify-single-word="false"/>
      <style:text-properties fo:color="#800000" style:text-underline-style="solid" style:text-underline-width="auto" style:text-underline-color="font-color" officeooo:rsid="000dbf29" officeooo:paragraph-rsid="000dbf29" fo:background-color="#ffffff"/>
    </style:style>
    <style:style style:name="P3" style:family="paragraph" style:parent-style-name="Standard">
      <style:paragraph-properties fo:text-align="start" style:justify-single-word="false"/>
      <style:text-properties fo:color="#800000" style:text-underline-style="none" fo:font-weight="bold" officeooo:rsid="000dbf29" officeooo:paragraph-rsid="000dbf29" fo:background-color="#ffffff" style:font-weight-asian="bold" style:font-weight-complex="bold"/>
    </style:style>
    <style:style style:name="P4" style:family="paragraph" style:parent-style-name="Standard">
      <style:paragraph-properties fo:text-align="start" style:justify-single-word="false"/>
      <style:text-properties fo:color="#800000" style:text-underline-style="none" fo:font-weight="bold" officeooo:rsid="000e217c" officeooo:paragraph-rsid="000ebe71" fo:background-color="#ffffff" style:font-weight-asian="bold" style:font-weight-complex="bold"/>
    </style:style>
    <style:style style:name="P5" style:family="paragraph" style:parent-style-name="Standard">
      <style:paragraph-properties fo:text-align="start" style:justify-single-word="false"/>
      <style:text-properties fo:color="#800000" style:text-underline-style="none" fo:font-weight="bold" officeooo:rsid="0010bcbc" officeooo:paragraph-rsid="0010bcbc" fo:background-color="#ffffff" style:font-weight-asian="bold" style:font-weight-complex="bold"/>
    </style:style>
    <style:style style:name="P6" style:family="paragraph" style:parent-style-name="Standard">
      <style:paragraph-properties fo:text-align="start" style:justify-single-word="false"/>
      <style:text-properties fo:color="#800000" style:text-underline-style="none" fo:font-weight="bold" officeooo:rsid="00112cfe" officeooo:paragraph-rsid="00112cfe" fo:background-color="#ffffff" style:font-weight-asian="bold" style:font-weight-complex="bold"/>
    </style:style>
    <style:style style:name="P7" style:family="paragraph" style:parent-style-name="Standard">
      <style:paragraph-properties fo:text-align="start" style:justify-single-word="false"/>
      <style:text-properties fo:color="#800000" style:text-underline-style="none" fo:font-weight="bold" officeooo:rsid="0012c9ee" officeooo:paragraph-rsid="0012c9ee" fo:background-color="#ffffff" style:font-weight-asian="bold" style:font-weight-complex="bold"/>
    </style:style>
    <style:style style:name="P8" style:family="paragraph" style:parent-style-name="Standard">
      <style:paragraph-properties fo:text-align="start" style:justify-single-word="false"/>
      <style:text-properties fo:color="#800000" style:text-underline-style="none" fo:font-weight="normal" officeooo:rsid="000dbf29" officeooo:paragraph-rsid="000dbf29" fo:background-color="#ffffff" style:font-weight-asian="normal" style:font-weight-complex="normal"/>
    </style:style>
    <style:style style:name="P9" style:family="paragraph" style:parent-style-name="Standard">
      <style:paragraph-properties fo:text-align="start" style:justify-single-word="false"/>
      <style:text-properties fo:color="#800000" style:text-underline-style="none" fo:font-weight="normal" officeooo:rsid="000e217c" officeooo:paragraph-rsid="000e217c" fo:background-color="#ffffff" style:font-weight-asian="normal" style:font-weight-complex="normal"/>
    </style:style>
    <style:style style:name="P10" style:family="paragraph" style:parent-style-name="Standard">
      <style:paragraph-properties fo:text-align="start" style:justify-single-word="false"/>
      <style:text-properties fo:color="#800000" style:text-underline-style="none" fo:font-weight="normal" officeooo:rsid="000ebe71" officeooo:paragraph-rsid="000ebe71" fo:background-color="#ffffff" style:font-weight-asian="normal" style:font-weight-complex="normal"/>
    </style:style>
    <style:style style:name="P11" style:family="paragraph" style:parent-style-name="Standard">
      <style:paragraph-properties fo:text-align="start" style:justify-single-word="false"/>
      <style:text-properties fo:color="#800000" officeooo:paragraph-rsid="000dbf29" fo:background-color="#ffffff"/>
    </style:style>
    <style:style style:name="P12" style:family="paragraph" style:parent-style-name="Standard">
      <style:paragraph-properties fo:margin-left="0cm" fo:margin-right="0cm" fo:text-align="start" style:justify-single-word="false" fo:text-indent="0cm" style:auto-text-indent="false"/>
    </style:style>
    <style:style style:name="P13" style:family="paragraph" style:parent-style-name="Standard">
      <style:paragraph-properties fo:margin-left="0cm" fo:margin-right="0cm" fo:text-align="start" style:justify-single-word="false" fo:text-indent="0cm" style:auto-text-indent="false"/>
      <style:text-properties officeooo:paragraph-rsid="0012c9ee"/>
    </style:style>
    <style:style style:name="P1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15" style:family="paragraph" style:parent-style-name="Standard">
      <style:paragraph-properties fo:text-align="start" style:justify-single-word="false"/>
      <style:text-properties fo:color="#800000" fo:font-style="normal" style:text-underline-style="none" fo:font-weight="normal" officeooo:rsid="000e217c" officeooo:paragraph-rsid="000dbf29" fo:background-color="#fffff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color="#800000" fo:font-style="normal" style:text-underline-style="none" fo:font-weight="normal" officeooo:rsid="000e217c" officeooo:paragraph-rsid="000e217c" fo:background-color="#ffffff" style:font-style-asian="normal" style:font-weight-asian="normal" style:font-style-complex="normal" style:font-weight-complex="normal"/>
    </style:style>
    <style:style style:name="P17" style:family="paragraph" style:parent-style-name="Standard">
      <style:paragraph-properties fo:text-align="start" style:justify-single-word="false"/>
      <style:text-properties fo:color="#800000" fo:font-style="normal" style:text-underline-style="none" fo:font-weight="bold" officeooo:rsid="00112cfe" officeooo:paragraph-rsid="00112cfe" fo:background-color="#ffffff" style:font-style-asian="normal" style:font-weight-asian="bold" style:font-style-complex="normal" style:font-weight-complex="bold"/>
    </style:style>
    <style:style style:name="P18" style:family="paragraph" style:parent-style-name="Standard">
      <style:paragraph-properties fo:text-align="start" style:justify-single-word="false"/>
      <style:text-properties fo:color="#800000" style:font-name="Monospace" fo:font-size="10pt" fo:font-style="normal" style:text-underline-style="none" fo:font-weight="bold" officeooo:rsid="00112cfe" officeooo:paragraph-rsid="00112cfe" fo:background-color="#ffffff" style:font-size-asian="10pt" style:font-style-asian="normal" style:font-weight-asian="bold" style:font-style-complex="normal" style:font-weight-complex="bold"/>
    </style:style>
    <style:style style:name="P19" style:family="paragraph" style:parent-style-name="Standard">
      <style:paragraph-properties fo:text-align="start" style:justify-single-word="false"/>
      <style:text-properties fo:color="#800000" style:font-name="Monospace" fo:font-size="10pt" fo:font-style="normal" style:text-underline-style="none" fo:font-weight="bold" officeooo:rsid="000e217c" officeooo:paragraph-rsid="000ebe71" fo:background-color="#ffffff" style:font-size-asian="10pt" style:font-style-asian="normal" style:font-weight-asian="bold" style:font-style-complex="normal" style:font-weight-complex="bold"/>
    </style:style>
    <style:style style:name="P20" style:family="paragraph" style:parent-style-name="Standard">
      <style:paragraph-properties fo:text-align="start" style:justify-single-word="false"/>
      <style:text-properties fo:color="#800000" style:font-name="Monospace" fo:font-size="10pt" fo:font-style="normal" style:text-underline-style="none" fo:font-weight="bold" officeooo:rsid="0012c9ee" officeooo:paragraph-rsid="0012c9ee" fo:background-color="#ffffff" style:font-size-asian="10pt" style:font-style-asian="normal" style:font-weight-asian="bold" style:font-style-complex="normal" style:font-weight-complex="bold"/>
    </style:style>
    <style:style style:name="P21" style:family="paragraph" style:parent-style-name="Standard">
      <style:paragraph-properties fo:text-align="start" style:justify-single-word="false"/>
      <style:text-properties fo:color="#800000" style:font-name="Monospace" fo:font-size="10pt" fo:font-style="normal" style:text-underline-style="none" fo:font-weight="normal" officeooo:rsid="000ebe71" officeooo:paragraph-rsid="000ebe71" fo:background-color="#ffffff" style:font-size-asian="10pt"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color="#800000" style:font-name="Monospace" fo:font-size="10pt" fo:font-style="normal" style:text-underline-style="none" fo:font-weight="normal" officeooo:rsid="0012c9ee" officeooo:paragraph-rsid="0012c9ee" fo:background-color="#ffffff" style:font-size-asian="10pt"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color="#800000" style:font-name="Monospace" fo:font-size="10pt" fo:font-style="normal" style:text-underline-style="none" fo:font-weight="normal" officeooo:rsid="0010bcbc" officeooo:paragraph-rsid="0010bcbc" fo:background-color="#ffffff" style:font-size-asian="10pt"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color="#800000" style:font-name="Monospace" fo:font-size="10pt" fo:font-style="normal" style:text-underline-style="none" fo:font-weight="normal" officeooo:rsid="00112cfe" officeooo:paragraph-rsid="00112cfe" fo:background-color="#ffffff" style:font-size-asian="10pt"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color="#800000" style:font-name="Monospace" fo:font-size="10pt" style:text-underline-style="none" fo:font-weight="bold" officeooo:rsid="000e217c" officeooo:paragraph-rsid="000ebe71" fo:background-color="#ffffff" style:font-size-asian="10pt" style:font-weight-asian="bold" style:font-weight-complex="bold"/>
    </style:style>
    <style:style style:name="P26" style:family="paragraph" style:parent-style-name="Standard">
      <style:paragraph-properties fo:text-align="start" style:justify-single-word="false"/>
      <style:text-properties fo:color="#800000" style:font-name="Monospace" fo:font-size="10pt" style:text-underline-style="none" fo:font-weight="normal" officeooo:rsid="000e217c" officeooo:paragraph-rsid="000ebe71" fo:background-color="#ffffff" style:font-size-asian="10pt" style:font-weight-asian="normal" style:font-weight-complex="normal"/>
    </style:style>
    <style:style style:name="P27" style:family="paragraph" style:parent-style-name="Standard">
      <style:paragraph-properties fo:text-align="start" style:justify-single-word="false"/>
      <style:text-properties fo:color="#800000" style:text-underline-style="none" fo:font-weight="bold" officeooo:rsid="0012c9ee" officeooo:paragraph-rsid="0012c9ee" fo:background-color="#ffffff" style:font-weight-asian="bold" style:font-weight-complex="bold"/>
    </style:style>
    <style:style style:name="P28" style:family="paragraph" style:parent-style-name="Standard">
      <style:paragraph-properties fo:text-align="center" style:justify-single-word="false"/>
      <style:text-properties fo:color="#800000" style:text-underline-style="none" fo:font-weight="bold" officeooo:rsid="001484be" officeooo:paragraph-rsid="001484be" fo:background-color="#ffffff" style:font-weight-asian="bold" style:font-weight-complex="bold"/>
    </style:style>
    <style:style style:name="P29" style:family="paragraph" style:parent-style-name="Standard">
      <style:paragraph-properties fo:text-align="start" style:justify-single-word="false"/>
      <style:text-properties fo:color="#800000" style:text-underline-style="none" fo:font-weight="normal" officeooo:rsid="001484be" officeooo:paragraph-rsid="001484be" fo:background-color="#ffffff" style:font-weight-asian="normal" style:font-weight-complex="normal"/>
    </style:style>
    <style:style style:name="P30" style:family="paragraph" style:parent-style-name="Standard">
      <style:paragraph-properties fo:text-align="start" style:justify-single-word="false"/>
      <style:text-properties fo:color="#000000" style:font-name="Monospace" fo:font-size="10pt" officeooo:paragraph-rsid="00112cfe" fo:background-color="#ffffff" style:font-size-asian="10pt"/>
    </style:style>
    <style:style style:name="P31" style:family="paragraph" style:parent-style-name="Standard">
      <style:paragraph-properties fo:text-align="start" style:justify-single-word="false"/>
      <style:text-properties fo:color="#000000" style:font-name="Monospace" fo:font-size="10pt" style:text-underline-style="none" fo:font-weight="normal" officeooo:rsid="000ebe71" officeooo:paragraph-rsid="000ebe71" fo:background-color="#ffffff" style:font-size-asian="10pt" style:font-weight-asian="normal" style:font-weight-complex="normal"/>
    </style:style>
    <style:style style:name="P32" style:family="paragraph" style:parent-style-name="Standard">
      <style:paragraph-properties fo:text-align="start" style:justify-single-word="false"/>
      <style:text-properties fo:color="#000000" style:font-name="Monospace" fo:font-size="10pt" style:text-underline-style="none" fo:font-weight="bold" officeooo:rsid="0012c9ee" officeooo:paragraph-rsid="0012c9ee" fo:background-color="#ffffff" style:font-size-asian="10pt" style:font-weight-asian="bold" style:font-weight-complex="bold"/>
    </style:style>
    <style:style style:name="P33" style:family="paragraph" style:parent-style-name="Standard">
      <style:paragraph-properties fo:text-align="start" style:justify-single-word="false"/>
      <style:text-properties fo:color="#000000" style:font-name="Monospace" fo:font-size="10pt" fo:font-style="normal" style:text-underline-style="none" fo:font-weight="normal" officeooo:rsid="000ebe71" officeooo:paragraph-rsid="000ebe71" fo:background-color="#ffffff" style:font-size-asian="10pt" style:font-style-asian="normal" style:font-weight-asian="normal" style:font-style-complex="normal" style:font-weight-complex="normal"/>
    </style:style>
    <style:style style:name="P34"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35" style:family="paragraph" style:parent-style-name="Standard">
      <style:paragraph-properties fo:margin-left="0cm" fo:margin-right="0cm" fo:text-align="start" style:justify-single-word="false" fo:text-indent="0cm" style:auto-text-indent="false"/>
    </style:style>
    <style:style style:name="P36"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T1" style:family="text">
      <style:text-properties officeooo:rsid="000e217c"/>
    </style:style>
    <style:style style:name="T2" style:family="text">
      <style:text-properties fo:font-style="italic" officeooo:rsid="000e217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e217c" style:font-style-asian="normal" style:font-style-complex="normal"/>
    </style:style>
    <style:style style:name="T5" style:family="text">
      <style:text-properties fo:font-style="normal" officeooo:rsid="00112cfe" style:font-style-asian="normal" style:font-style-complex="normal"/>
    </style:style>
    <style:style style:name="T6" style:family="text">
      <style:text-properties fo:font-style="normal" fo:font-weight="bold" officeooo:rsid="000e217c" style:font-style-asian="normal" style:font-weight-asian="bold" style:font-style-complex="normal" style:font-weight-complex="bold"/>
    </style:style>
    <style:style style:name="T7" style:family="text">
      <style:text-properties fo:font-style="normal" fo:font-weight="normal" officeooo:rsid="000ebe71" style:font-style-asian="normal" style:font-weight-asian="normal" style:font-style-complex="normal" style:font-weight-complex="normal"/>
    </style:style>
    <style:style style:name="T8" style:family="text">
      <style:text-properties fo:color="#000000" style:font-name="Monospace" fo:font-size="10pt" fo:font-style="italic" style:font-size-asian="10pt" style:font-style-asian="italic"/>
    </style:style>
    <style:style style:name="T9" style:family="text">
      <style:text-properties fo:color="#000000" style:font-name="Monospace" fo:font-size="10pt" fo:font-style="italic" style:font-size-asian="10pt" style:font-style-asian="italic"/>
    </style:style>
    <style:style style:name="T10" style:family="text">
      <style:text-properties fo:color="#000000" style:font-name="Monospace" fo:font-size="10pt" style:font-size-asian="10pt"/>
    </style:style>
    <style:style style:name="T11" style:family="text">
      <style:text-properties fo:color="#000000" style:font-name="Monospace" fo:font-size="10pt" style:font-size-asian="10pt"/>
    </style:style>
    <style:style style:name="T12" style:family="text">
      <style:text-properties fo:color="#0000c0" style:font-name="Monospace" fo:font-size="10pt" fo:font-style="italic" fo:font-weight="bold" style:font-size-asian="10pt" style:font-style-asian="italic" style:font-weight-asian="bold"/>
    </style:style>
    <style:style style:name="T13" style:family="text">
      <style:text-properties fo:color="#0000c0" style:font-name="Monospace" fo:font-size="10pt" fo:font-style="italic" fo:font-weight="bold" style:font-size-asian="10pt" style:font-style-asian="italic" style:font-weight-asian="bold"/>
    </style:style>
    <style:style style:name="T14" style:family="text">
      <style:text-properties fo:color="#0000c0" style:font-name="Monospace" fo:font-size="10pt" style:font-size-asian="10pt"/>
    </style:style>
    <style:style style:name="T15" style:family="text">
      <style:text-properties fo:color="#0000c0" style:font-name="Monospace" fo:font-size="10pt" style:font-size-asian="10pt"/>
    </style:style>
    <style:style style:name="T16" style:family="text">
      <style:text-properties fo:color="#0000c0" style:font-name="Monospace" fo:font-size="10pt" style:text-underline-style="solid" style:text-underline-width="auto" style:text-underline-color="font-color" style:font-size-asian="10pt"/>
    </style:style>
    <style:style style:name="T17" style:family="text">
      <style:text-properties fo:color="#0000c0" style:font-name="Monospace" fo:font-size="10pt" style:text-underline-style="solid" style:text-underline-width="auto" style:text-underline-color="font-color" style:font-size-asian="10pt"/>
    </style:style>
    <style:style style:name="T18" style:family="text">
      <style:text-properties fo:color="#2a00ff" style:font-name="Monospace" fo:font-size="10pt" style:font-size-asian="10pt"/>
    </style:style>
    <style:style style:name="T19" style:family="text">
      <style:text-properties fo:color="#2a00ff" style:font-name="Monospace" fo:font-size="10pt" style:font-size-asian="10pt"/>
    </style:style>
    <style:style style:name="T20" style:family="text">
      <style:text-properties fo:color="#6a3e3e" style:font-name="Monospace" fo:font-size="10pt" style:font-size-asian="10pt"/>
    </style:style>
    <style:style style:name="T21" style:family="text">
      <style:text-properties fo:color="#6a3e3e" style:font-name="Monospace" fo:font-size="10pt" style:font-size-asian="10pt"/>
    </style:style>
    <style:style style:name="T22" style:family="text">
      <style:text-properties fo:color="#3f7f5f" style:font-name="Monospace" fo:font-size="10pt" style:font-size-asian="10pt"/>
    </style:style>
    <style:style style:name="T23" style:family="text">
      <style:text-properties fo:color="#3f7f5f" style:font-name="Monospace" fo:font-size="10pt" style:font-size-asian="10pt"/>
    </style:style>
    <style:style style:name="T24" style:family="text">
      <style:text-properties fo:color="#3f7f5f" style:font-name="Monospace" fo:font-size="10pt" style:text-underline-style="solid" style:text-underline-width="auto" style:text-underline-color="font-color" style:font-size-asian="10pt"/>
    </style:style>
    <style:style style:name="T25" style:family="text">
      <style:text-properties fo:color="#3f7f5f" style:font-name="Monospace" fo:font-size="10pt" style:text-underline-style="solid" style:text-underline-width="auto" style:text-underline-color="font-color" officeooo:rsid="0012c9ee" style:font-size-asian="10pt"/>
    </style:style>
    <style:style style:name="T26" style:family="text">
      <style:text-properties fo:color="#3f7f5f" style:font-name="Monospace" fo:font-size="10pt" style:text-underline-style="solid" style:text-underline-width="auto" style:text-underline-color="font-color" style:font-size-asian="10pt"/>
    </style:style>
    <style:style style:name="T27" style:family="text">
      <style:text-properties style:text-underline-style="none" fo:font-weight="normal" officeooo:rsid="000dbf29" style:font-weight-asian="normal" style:font-weight-complex="normal"/>
    </style:style>
    <style:style style:name="T28" style:family="text">
      <style:text-properties fo:color="#7f0055" style:font-name="Monospace" fo:font-size="10pt" fo:font-weight="bold" style:font-size-asian="10pt" style:font-weight-asian="bold"/>
    </style:style>
    <style:style style:name="T29" style:family="text">
      <style:text-properties fo:color="#7f0055" style:font-name="Monospace" fo:font-size="10pt" fo:font-weight="bold" style:font-size-asian="10pt" style:font-weight-asian="bold"/>
    </style:style>
    <style:style style:name="T30" style:family="text">
      <style:text-properties fo:color="#7f0055" style:font-name="Monospace" fo:font-size="10pt" fo:font-style="normal" fo:font-weight="bold" style:font-size-asian="10pt" style:font-style-asian="normal" style:font-weight-asian="bold" style:font-style-complex="normal"/>
    </style:style>
    <style:style style:name="T31" style:family="text">
      <style:text-properties fo:color="#7f0055" style:font-name="Monospace" fo:font-size="10pt" fo:font-style="normal" fo:font-weight="bold" style:font-size-asian="10pt" style:font-style-asian="normal" style:font-weight-asian="bold" style:font-style-complex="normal"/>
    </style:style>
    <style:style style:name="T32" style:family="text">
      <style:text-properties fo:color="#7f0055" style:font-name="Monospace" fo:font-size="10pt" fo:font-style="normal" style:text-underline-style="none" fo:font-weight="bold" officeooo:rsid="00112cfe" style:font-size-asian="10pt" style:font-style-asian="normal" style:font-weight-asian="bold" style:font-style-complex="normal" style:font-weight-complex="bold"/>
    </style:style>
    <style:style style:name="T33" style:family="text">
      <style:text-properties fo:color="#7f0055" style:font-name="Monospace" fo:font-size="10pt" fo:font-style="normal" style:font-size-asian="10pt" style:font-style-asian="normal" style:font-style-complex="normal"/>
    </style:style>
    <style:style style:name="T34" style:family="text">
      <style:text-properties fo:color="#7f9fbf" style:font-name="Monospace" fo:font-size="10pt" fo:font-weight="bold" style:font-size-asian="10pt" style:font-weight-asian="bold"/>
    </style:style>
    <style:style style:name="T35" style:family="text">
      <style:text-properties fo:color="#7f9fbf" style:font-name="Monospace" fo:font-size="10pt" fo:font-weight="bold" style:font-size-asian="10pt" style:font-weight-asian="bold"/>
    </style:style>
    <style:style style:name="T36" style:family="text">
      <style:text-properties style:font-name="Monospace" fo:font-size="10pt" style:font-size-asian="10pt"/>
    </style:style>
    <style:style style:name="T37" style:family="text">
      <style:text-properties style:font-name="Monospace" fo:font-size="10pt" style:text-underline-style="solid" style:text-underline-width="auto" style:text-underline-color="font-color" style:font-size-asian="10pt"/>
    </style:style>
    <style:style style:name="T38" style:family="text">
      <style:text-properties style:font-name="Monospace" fo:font-size="10pt" style:text-underline-style="solid" style:text-underline-width="auto" style:text-underline-color="font-color" fo:font-weight="normal" officeooo:rsid="000dbf29" style:font-size-asian="10pt" style:font-weight-asian="normal" style:font-weight-complex="normal"/>
    </style:style>
    <style:style style:name="T39" style:family="text">
      <style:text-properties style:font-name="Monospace" fo:font-size="10pt" style:text-underline-style="none" fo:font-weight="normal" officeooo:rsid="000dbf29" style:font-size-asian="10pt" style:font-weight-asian="normal" style:font-weight-complex="normal"/>
    </style:style>
    <style:style style:name="T40" style:family="text">
      <style:text-properties style:font-name="Monospace" fo:font-size="10pt" fo:font-style="normal" fo:font-weight="normal" style:font-size-asian="10pt" style:font-style-asian="normal" style:font-weight-asian="normal" style:font-style-complex="normal" style:font-weight-complex="normal"/>
    </style:style>
    <style:style style:name="T41" style:family="text">
      <style:text-properties style:font-name="Monospace" fo:font-size="10pt" fo:font-style="normal" fo:font-weight="normal" officeooo:rsid="0012c9ee" style:font-size-asian="10pt" style:font-style-asian="normal" style:font-weight-asian="normal" style:font-style-complex="normal" style:font-weight-complex="normal"/>
    </style:style>
    <style:style style:name="T42" style:family="text">
      <style:text-properties style:font-name="Monospace" fo:font-size="10pt" fo:font-style="normal" style:font-size-asian="10pt" style:font-style-asian="normal" style:font-style-complex="normal"/>
    </style:style>
    <style:style style:name="T43" style:family="text">
      <style:text-properties style:font-name="Monospace" fo:font-size="10pt" fo:font-style="normal" officeooo:rsid="00112cfe" style:font-size-asian="10pt" style:font-style-asian="normal" style:font-style-complex="normal"/>
    </style:style>
    <style:style style:name="T44" style:family="text">
      <style:text-properties style:font-name="Monospace" fo:font-size="10pt" fo:font-style="italic" style:font-size-asian="10pt" style:font-style-asian="italic"/>
    </style:style>
    <style:style style:name="T45" style:family="text">
      <style:text-properties fo:color="#800000" style:font-name="Monospace" fo:font-size="10pt" fo:font-style="normal" style:text-underline-style="none" fo:font-weight="bold" officeooo:rsid="00112cfe" fo:background-color="#ffffff" loext:char-shading-value="0" style:font-size-asian="10pt" style:font-style-asian="normal" style:font-weight-asian="bold" style:font-style-complex="normal"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amen Adrián López</text:p>
      <text:p text:style-name="P2"/>
      <text:p text:style-name="P3">Pregunta 1:</text:p>
      <text:p text:style-name="P3"/>
      <text:p text:style-name="P11"><text:span text:style-name="T27">- No. </text:span><text:span text:style-name="T36"><text:tab/>Ej1: <text:s/></text:span><text:span text:style-name="T37">Añadiendo</text:span><text:span text:style-name="T36"> </text:span><text:span text:style-name="T37">un</text:span><text:span text:style-name="T36"> try-catch </text:span><text:span text:style-name="T37">podremos</text:span><text:span text:style-name="T36"> </text:span><text:span text:style-name="T37">señalizar</text:span><text:span text:style-name="T36"> </text:span><text:span text:style-name="T37">cuando</text:span><text:span text:style-name="T36"> </text:span><text:span text:style-name="T37">queremos</text:span><text:span text:style-name="T36"> </text:span><text:span text:style-name="T37">que</text:span><text:span text:style-name="T36"> </text:span><text:span text:style-name="T37">se</text:span><text:span text:style-name="T36"> </text:span><text:span text:style-name="T37">unan</text:span><text:span text:style-name="T36"> </text:span><text:span text:style-name="T37">los</text:span><text:span text:style-name="T36"> </text:span><text:span text:style-name="T37">hilos</text:span><text:span text:style-name="T39"> y </text:span><text:span text:style-name="T38">hacer</text:span><text:span text:style-name="T39"> </text:span><text:span text:style-name="T38">que</text:span><text:span text:style-name="T39"> el print </text:span><text:span text:style-name="T38">salga</text:span><text:span text:style-name="T39"> </text:span><text:span text:style-name="T38">posteriormente</text:span><text:span text:style-name="T39">.</text:span></text:p>
      <text:p text:style-name="P8"/>
      <text:p text:style-name="P3">Pregunta 2:</text:p>
      <text:p text:style-name="P3"/>
      <text:p text:style-name="P8">- Línea 31: <text:span text:style-name="T1">La extensión </text:span><text:span text:style-name="T2">extends Thread </text:span><text:span text:style-name="T4">indica que la clase </text:span><text:span text:style-name="T6">Productor </text:span><text:span text:style-name="T4">es un hilo.</text:span></text:p>
      <text:p text:style-name="P15"/>
      <text:p text:style-name="P8"><text:span text:style-name="T4">-Línea 35 a 38: Es el método constructor de la clase Productor. Aquí es donde guardaremos las variables que pasaremos a la clase main del pograma. En este constructor se encuentran una variable de tipo almacen y otra de tipo int. La variable almacen a, se encargará de ejecutar el metodo </text:span><text:span text:style-name="T2">produce</text:span><text:span text:style-name="T4"> dentro del metodo run de la clase Productor. El método produce añade un número.</text:span></text:p>
      <text:p text:style-name="P16">La variable int id, nos muestra en que hilo estamos.</text:p>
      <text:p text:style-name="P16"/>
      <text:p text:style-name="P9"><text:span text:style-name="T3">Línea 45 a 48: <text:s/></text:span><text:span text:style-name="T5">se lanza un try catch, con el objetivo de que por cada ejecución del hilo espere 500ms, con el objetivo de que las operaciones no se solapen. De ocurrir algun error saltará la excepción debido a la interrupción. </text:span></text:p>
      <text:p text:style-name="P16"/>
      <text:p text:style-name="P16"/>
      <text:p text:style-name="P17">Pregunta 3: </text:p>
      <text:p text:style-name="P18"/>
      <text:p text:style-name="P1"><text:span text:style-name="T45"><text:tab/></text:span><text:span text:style-name="T32">public</text:span><text:span text:style-name="T10"> </text:span><text:span text:style-name="T28">class</text:span><text:span text:style-name="T10"> LanzaHilos_ProductorConsumidor {</text:span></text:p>
      <text:p text:style-name="P12"><text:span text:style-name="T10"><text:tab/></text:span><text:span text:style-name="T28">public</text:span><text:span text:style-name="T10"> </text:span><text:span text:style-name="T28">static</text:span><text:span text:style-name="T10"> </text:span><text:span text:style-name="T28">void</text:span><text:span text:style-name="T10"> main(String[] </text:span><text:span text:style-name="T20">args</text:span><text:span text:style-name="T10">) {</text:span></text:p>
      <text:p text:style-name="P12"><text:span text:style-name="T10"><text:tab/><text:tab/>Almacen </text:span><text:span text:style-name="T20">almacen</text:span><text:span text:style-name="T10">=</text:span><text:span text:style-name="T28">new</text:span><text:span text:style-name="T10"> Almacen();</text:span></text:p>
      <text:p text:style-name="P12"><text:span text:style-name="T10"><text:tab/><text:tab/>Productor </text:span><text:span text:style-name="T20">p1</text:span><text:span text:style-name="T10">=</text:span><text:span text:style-name="T28">new</text:span><text:span text:style-name="T10"> Productor(</text:span><text:span text:style-name="T18">"Productor "</text:span><text:span text:style-name="T10">, </text:span><text:span text:style-name="T20">almacen</text:span><text:span text:style-name="T10">,1, 5);</text:span></text:p>
      <text:p text:style-name="P12"><text:span text:style-name="T10"><text:tab/><text:tab/>Consumidor </text:span><text:span text:style-name="T20">c1</text:span><text:span text:style-name="T10">=</text:span><text:span text:style-name="T28">new</text:span><text:span text:style-name="T10"> Consumidor(</text:span><text:span text:style-name="T20">almacen</text:span><text:span text:style-name="T10">,1, 5);</text:span></text:p>
      <text:p text:style-name="P12"><text:span text:style-name="T10"><text:tab/><text:tab/></text:span><text:span text:style-name="T20">p1</text:span><text:span text:style-name="T10">.start();</text:span></text:p>
      <text:p text:style-name="P12"><text:span text:style-name="T10"><text:tab/><text:tab/></text:span><text:span text:style-name="T20">c1</text:span><text:span text:style-name="T10">.start();</text:span></text:p>
      <text:p text:style-name="P34"><text:tab/><text:tab/></text:p>
      <text:p text:style-name="P12"><text:span text:style-name="T10"><text:tab/><text:tab/></text:span><text:span text:style-name="T28">try</text:span><text:span text:style-name="T10"> {</text:span></text:p>
      <text:p text:style-name="P12"><text:span text:style-name="T10"><text:tab/><text:tab/><text:tab/></text:span><text:span text:style-name="T20">p1</text:span><text:span text:style-name="T10">.join();</text:span></text:p>
      <text:p text:style-name="P12"><text:span text:style-name="T10"><text:tab/><text:tab/><text:tab/></text:span><text:span text:style-name="T20">c1</text:span><text:span text:style-name="T10">.join();</text:span></text:p>
      <text:p text:style-name="P12"><text:span text:style-name="T10"><text:tab/><text:tab/>} </text:span><text:span text:style-name="T28">catch</text:span><text:span text:style-name="T10"> (Exception </text:span><text:span text:style-name="T20">e</text:span><text:span text:style-name="T10">) {</text:span></text:p>
      <text:p text:style-name="P12"><text:span text:style-name="T10"><text:tab/><text:tab/><text:tab/></text:span><text:span text:style-name="T22">// </text:span><text:span text:style-name="T34">TODO</text:span><text:span text:style-name="T22">: handle exception</text:span></text:p>
      <text:p text:style-name="P34"><text:tab/><text:tab/>}</text:p>
      <text:p text:style-name="P34"><text:tab/><text:tab/></text:p>
      <text:p text:style-name="P12"><text:span text:style-name="T10"><text:tab/><text:tab/>System.</text:span><text:span text:style-name="T12">out</text:span><text:span text:style-name="T10">.println(</text:span><text:span text:style-name="T18">"***Fin de LanzaHilos***"</text:span><text:span text:style-name="T10">);</text:span></text:p>
      <text:p text:style-name="P12"><text:span text:style-name="T10"><text:tab/><text:tab/></text:span><text:span text:style-name="T22">//Ej3: <text:s/></text:span><text:span text:style-name="T24">Añadiendo</text:span><text:span text:style-name="T22"> </text:span><text:span text:style-name="T24">un</text:span><text:span text:style-name="T22"> try-catch </text:span><text:span text:style-name="T24">podremos</text:span><text:span text:style-name="T22"> </text:span><text:span text:style-name="T24">señalizar</text:span><text:span text:style-name="T22"> </text:span><text:span text:style-name="T24">cuando</text:span><text:span text:style-name="T22"> </text:span><text:span text:style-name="T24">queremos</text:span><text:span text:style-name="T22"> <text:tab/><text:tab/></text:span><text:span text:style-name="T24">que</text:span><text:span text:style-name="T22"> </text:span><text:span text:style-name="T24">se</text:span><text:span text:style-name="T22"> </text:span><text:span text:style-name="T24">unan</text:span><text:span text:style-name="T22"> </text:span><text:span text:style-name="T24">los</text:span><text:span text:style-name="T22"> </text:span><text:span text:style-name="T24">hilos</text:span></text:p>
      <text:p text:style-name="P12"><text:span text:style-name="T10"><text:tab/><text:tab/></text:span><text:span text:style-name="T22">// y </text:span><text:span text:style-name="T24">hacer</text:span><text:span text:style-name="T22"> </text:span><text:span text:style-name="T24">que</text:span><text:span text:style-name="T22"> el print </text:span><text:span text:style-name="T24">salga</text:span><text:span text:style-name="T22"> </text:span><text:span text:style-name="T24">posteriormente</text:span><text:span text:style-name="T22">.</text:span></text:p>
      <text:p text:style-name="P34"><text:tab/>}</text:p>
      <text:p text:style-name="P30">}</text:p>
      <text:p text:style-name="P16"/>
      <text:p text:style-name="P16"/>
      <text:p text:style-name="P4"><text:span text:style-name="T3">Pregunta 4: </text:span><text:span text:style-name="T7">Con el código:</text:span><text:span text:style-name="T3"> </text:span></text:p>
      <text:p text:style-name="P19"/>
      <text:p text:style-name="P4"><text:span text:style-name="T36">System.</text:span><text:span text:style-name="T44">out</text:span><text:span text:style-name="T36">.println(Thread.</text:span><text:span text:style-name="T44">currentThread</text:span><text:span text:style-name="T36">().getName()+ " produce el valor " + i);</text:span></text:p>
      <text:p text:style-name="P25"/>
      <text:p text:style-name="P26"/>
      <text:p text:style-name="P10"><text:span text:style-name="T42">Con este metodo </text:span><text:span text:style-name="T43">obtendremos por nombre el String que hemos añadido a la clase y cuyo nombre asignamos en el método main.</text:span></text:p>
      <text:p text:style-name="P21"/>
      <text:p text:style-name="P21"/>
      <text:p text:style-name="P21"/>
      <text:p text:style-name="P21"><text:soft-page-break/></text:p>
      <text:p text:style-name="P21"/>
      <text:p text:style-name="P21"/>
      <text:p text:style-name="P21"/>
      <text:p text:style-name="P21"/>
      <text:p text:style-name="P18">Pregunta 5: </text:p>
      <text:p text:style-name="P21"/>
      <text:p text:style-name="P10"><text:span text:style-name="T30">class</text:span><text:span text:style-name="T10"> Consumidor </text:span><text:span text:style-name="T28">extends</text:span><text:span text:style-name="T10"> Thread {</text:span></text:p>
      <text:p text:style-name="P12"><text:span text:style-name="T10"><text:tab/></text:span><text:span text:style-name="T28">private</text:span><text:span text:style-name="T10"> Almacen </text:span><text:span text:style-name="T14">almacen</text:span><text:span text:style-name="T10">;</text:span></text:p>
      <text:p text:style-name="P12"><text:span text:style-name="T10"><text:tab/></text:span><text:span text:style-name="T28">private</text:span><text:span text:style-name="T10"> </text:span><text:span text:style-name="T28">int</text:span><text:span text:style-name="T10"> </text:span><text:span text:style-name="T14">id</text:span><text:span text:style-name="T10">, </text:span><text:span text:style-name="T14">iter</text:span><text:span text:style-name="T10">;</text:span></text:p>
      <text:p text:style-name="P12"><text:span text:style-name="T10"><text:tab/></text:span><text:span text:style-name="T22">//</text:span><text:span text:style-name="T24">Añadimos</text:span><text:span text:style-name="T22"> el </text:span><text:span text:style-name="T24">iterador</text:span><text:span text:style-name="T22"> </text:span><text:span text:style-name="T24">en</text:span><text:span text:style-name="T22"> el </text:span><text:span text:style-name="T24">que</text:span><text:span text:style-name="T22"> </text:span><text:span text:style-name="T24">pondremos</text:span><text:span text:style-name="T22"> el </text:span><text:span text:style-name="T24">número</text:span><text:span text:style-name="T22"> </text:span><text:span text:style-name="T24">de</text:span><text:span text:style-name="T22"> </text:span><text:span text:style-name="T24">iteraciones</text:span><text:span text:style-name="T22"> </text:span><text:span text:style-name="T24">que</text:span><text:span text:style-name="T22"> <text:tab/></text:span><text:span text:style-name="T24">deseamos</text:span></text:p>
      <text:p text:style-name="P12"><text:span text:style-name="T10"><text:tab/></text:span><text:span text:style-name="T28">public</text:span><text:span text:style-name="T10"> Consumidor(Almacen </text:span><text:span text:style-name="T20">a</text:span><text:span text:style-name="T10">, </text:span><text:span text:style-name="T28">int</text:span><text:span text:style-name="T10"> </text:span><text:span text:style-name="T20">n</text:span><text:span text:style-name="T10">, </text:span><text:span text:style-name="T28">int</text:span><text:span text:style-name="T10"> </text:span><text:span text:style-name="T20">iter</text:span><text:span text:style-name="T10">) {</text:span></text:p>
      <text:p text:style-name="P12"><text:span text:style-name="T10"><text:tab/><text:tab/></text:span><text:span text:style-name="T14">almacen</text:span><text:span text:style-name="T10"> = </text:span><text:span text:style-name="T20">a</text:span><text:span text:style-name="T10">;</text:span></text:p>
      <text:p text:style-name="P12"><text:span text:style-name="T10"><text:tab/><text:tab/></text:span><text:span text:style-name="T28">this</text:span><text:span text:style-name="T10">.</text:span><text:span text:style-name="T14">id</text:span><text:span text:style-name="T10"> = </text:span><text:span text:style-name="T20">n</text:span><text:span text:style-name="T10">;</text:span></text:p>
      <text:p text:style-name="P12"><text:span text:style-name="T10"><text:tab/><text:tab/></text:span><text:span text:style-name="T28">this</text:span><text:span text:style-name="T10">.</text:span><text:span text:style-name="T14">iter</text:span><text:span text:style-name="T10"> = </text:span><text:span text:style-name="T20">iter</text:span><text:span text:style-name="T10">;</text:span></text:p>
      <text:p text:style-name="P34"><text:tab/>}</text:p>
      <text:p text:style-name="P34"><text:tab/></text:p>
      <text:p text:style-name="P12"><text:span text:style-name="T10"><text:tab/></text:span><text:span text:style-name="T28">public</text:span><text:span text:style-name="T10"> </text:span><text:span text:style-name="T28">void</text:span><text:span text:style-name="T10"> run() {</text:span></text:p>
      <text:p text:style-name="P12"><text:span text:style-name="T10"><text:tab/><text:tab/></text:span><text:span text:style-name="T28">int</text:span><text:span text:style-name="T10"> </text:span><text:span text:style-name="T20">valor</text:span><text:span text:style-name="T10">=0;</text:span></text:p>
      <text:p text:style-name="P12"><text:span text:style-name="T10"><text:tab/><text:tab/></text:span><text:span text:style-name="T28">for</text:span><text:span text:style-name="T10"> (</text:span><text:span text:style-name="T28">int</text:span><text:span text:style-name="T10"> </text:span><text:span text:style-name="T20">i</text:span><text:span text:style-name="T10"> = 0; </text:span><text:span text:style-name="T20">i</text:span><text:span text:style-name="T10"> &lt; </text:span><text:span text:style-name="T28">this</text:span><text:span text:style-name="T10">.</text:span><text:span text:style-name="T14">iter</text:span><text:span text:style-name="T10">; </text:span><text:span text:style-name="T20">i</text:span><text:span text:style-name="T10">++) { </text:span><text:span text:style-name="T22">//</text:span><text:span text:style-name="T24">sustituimos</text:span><text:span text:style-name="T22"> el </text:span><text:span text:style-name="T24">número</text:span><text:span text:style-name="T22"> </text:span><text:span text:style-name="T24">de</text:span><text:span text:style-name="T22"> </text:span><text:span text:style-name="T24">ciclos</text:span><text:span text:style-name="T22"> </text:span><text:span text:style-name="T24">del</text:span><text:span text:style-name="T22"> </text:span><text:span text:style-name="T24">bucle</text:span><text:span text:style-name="T22"> </text:span><text:span text:style-name="T24">por</text:span><text:span text:style-name="T22"> el </text:span><text:span text:style-name="T24">número</text:span><text:span text:style-name="T22"> </text:span><text:span text:style-name="T24">del</text:span><text:span text:style-name="T22"> </text:span><text:span text:style-name="T24">iterador</text:span><text:span text:style-name="T22"> </text:span><text:span text:style-name="T24">que</text:span><text:span text:style-name="T22"> </text:span><text:span text:style-name="T24">introduciremos</text:span><text:span text:style-name="T22"> </text:span><text:span text:style-name="T24">en</text:span><text:span text:style-name="T22"> el main</text:span></text:p>
      <text:p text:style-name="P12"><text:span text:style-name="T10"><text:tab/><text:tab/><text:tab/></text:span><text:span text:style-name="T20">valor</text:span><text:span text:style-name="T10">=</text:span><text:span text:style-name="T14">almacen</text:span><text:span text:style-name="T10">.consume();</text:span></text:p>
      <text:p text:style-name="P12"><text:span text:style-name="T10"><text:tab/><text:tab/><text:tab/>System.</text:span><text:span text:style-name="T12">out</text:span><text:span text:style-name="T10">.println(</text:span><text:span text:style-name="T18">"Consumidor "</text:span><text:span text:style-name="T10"> + </text:span><text:span text:style-name="T14">id</text:span><text:span text:style-name="T10"> + </text:span><text:span text:style-name="T18">" en iteraci�n "</text:span><text:span text:style-name="T10">+ </text:span><text:span text:style-name="T20">i</text:span><text:span text:style-name="T10">+</text:span><text:span text:style-name="T18">" consume el valor "</text:span><text:span text:style-name="T10"> + </text:span><text:span text:style-name="T20">valor</text:span><text:span text:style-name="T10">);</text:span></text:p>
      <text:p text:style-name="P14"/>
      <text:p text:style-name="P34"><text:tab/><text:tab/>}</text:p>
      <text:p text:style-name="P34"><text:tab/>}</text:p>
      <text:p text:style-name="P31">}</text:p>
      <text:p text:style-name="P33"/>
      <text:p text:style-name="P33"/>
      <text:p text:style-name="P10"><text:span text:style-name="T30">class</text:span><text:span text:style-name="T10"> Productor </text:span><text:span text:style-name="T28">extends</text:span><text:span text:style-name="T10"> Thread {</text:span></text:p>
      <text:p text:style-name="P12"><text:span text:style-name="T10"><text:tab/></text:span><text:span text:style-name="T28">private</text:span><text:span text:style-name="T10"> String </text:span><text:span text:style-name="T16">nombre</text:span><text:span text:style-name="T10">; </text:span><text:span text:style-name="T22">// </text:span><text:span text:style-name="T24">Añadimos</text:span><text:span text:style-name="T22"> </text:span><text:span text:style-name="T24">la</text:span><text:span text:style-name="T22"> variable </text:span><text:span text:style-name="T24">que</text:span><text:span text:style-name="T22"> </text:span><text:span text:style-name="T24">dará</text:span><text:span text:style-name="T22"> </text:span><text:span text:style-name="T24">nombre</text:span><text:span text:style-name="T22"> </text:span><text:span text:style-name="T24">al</text:span><text:span text:style-name="T22"> </text:span><text:span text:style-name="T24">hilo</text:span></text:p>
      <text:p text:style-name="P12"><text:span text:style-name="T10"><text:tab/></text:span><text:span text:style-name="T28">private</text:span><text:span text:style-name="T10"> Almacen </text:span><text:span text:style-name="T14">almacen</text:span><text:span text:style-name="T10">;</text:span></text:p>
      <text:p text:style-name="P12"><text:span text:style-name="T10"><text:tab/></text:span><text:span text:style-name="T28">private</text:span><text:span text:style-name="T10"> </text:span><text:span text:style-name="T28">int</text:span><text:span text:style-name="T10"> </text:span><text:span text:style-name="T16">id</text:span><text:span text:style-name="T10">, </text:span><text:span text:style-name="T14">iter</text:span><text:span text:style-name="T10">;</text:span></text:p>
      <text:p text:style-name="P12"><text:span text:style-name="T10"><text:tab/></text:span><text:span text:style-name="T22">//</text:span><text:span text:style-name="T24">Añadimos</text:span><text:span text:style-name="T22"> el </text:span><text:span text:style-name="T24">iterador</text:span><text:span text:style-name="T22"> </text:span><text:span text:style-name="T24">en</text:span><text:span text:style-name="T22"> el </text:span><text:span text:style-name="T24">que</text:span><text:span text:style-name="T22"> </text:span><text:span text:style-name="T24">pondremos</text:span><text:span text:style-name="T22"> el </text:span><text:span text:style-name="T24">número</text:span><text:span text:style-name="T22"> </text:span><text:span text:style-name="T24">de</text:span><text:span text:style-name="T22"> </text:span><text:span text:style-name="T24">iteraciones</text:span><text:span text:style-name="T22"> </text:span><text:span text:style-name="T24">que</text:span><text:span text:style-name="T22"> <text:tab/></text:span><text:span text:style-name="T24">deseamos</text:span></text:p>
      <text:p text:style-name="P14"/>
      <text:p text:style-name="P12"><text:span text:style-name="T10"><text:tab/></text:span><text:span text:style-name="T28">public</text:span><text:span text:style-name="T10"> Productor(String </text:span><text:span text:style-name="T20">nombre</text:span><text:span text:style-name="T10">, Almacen </text:span><text:span text:style-name="T20">a</text:span><text:span text:style-name="T10">, </text:span><text:span text:style-name="T28">int</text:span><text:span text:style-name="T10"> </text:span><text:span text:style-name="T20">n</text:span><text:span text:style-name="T10">, </text:span><text:span text:style-name="T28">int</text:span><text:span text:style-name="T10"> </text:span><text:span text:style-name="T20">iter</text:span><text:span text:style-name="T10">) {</text:span></text:p>
      <text:p text:style-name="P12"><text:span text:style-name="T10"><text:tab/><text:tab/></text:span><text:span text:style-name="T28">super</text:span><text:span text:style-name="T10">(</text:span><text:span text:style-name="T20">nombre</text:span><text:span text:style-name="T10">);</text:span></text:p>
      <text:p text:style-name="P12"><text:span text:style-name="T10"><text:tab/><text:tab/></text:span><text:span text:style-name="T28">this</text:span><text:span text:style-name="T10">.</text:span><text:span text:style-name="T14">almacen</text:span><text:span text:style-name="T10"> = </text:span><text:span text:style-name="T20">a</text:span><text:span text:style-name="T10">;</text:span></text:p>
      <text:p text:style-name="P12"><text:span text:style-name="T10"><text:tab/><text:tab/></text:span><text:span text:style-name="T28">this</text:span><text:span text:style-name="T10">.</text:span><text:span text:style-name="T14">id</text:span><text:span text:style-name="T10"> = </text:span><text:span text:style-name="T20">n</text:span><text:span text:style-name="T10">;</text:span></text:p>
      <text:p text:style-name="P12"><text:span text:style-name="T10"><text:tab/><text:tab/></text:span><text:span text:style-name="T28">this</text:span><text:span text:style-name="T10">.</text:span><text:span text:style-name="T14">iter</text:span><text:span text:style-name="T10"> = </text:span><text:span text:style-name="T20">iter</text:span><text:span text:style-name="T10">;</text:span></text:p>
      <text:p text:style-name="P34"><text:tab/><text:tab/></text:p>
      <text:p text:style-name="P34"><text:tab/>}</text:p>
      <text:p text:style-name="P14"/>
      <text:p text:style-name="P12"><text:span text:style-name="T10"><text:tab/></text:span><text:span text:style-name="T28">public</text:span><text:span text:style-name="T10"> </text:span><text:span text:style-name="T28">void</text:span><text:span text:style-name="T10"> run() {</text:span></text:p>
      <text:p text:style-name="P12"><text:span text:style-name="T10"><text:tab/><text:tab/></text:span><text:span text:style-name="T28">for</text:span><text:span text:style-name="T10"> (</text:span><text:span text:style-name="T28">int</text:span><text:span text:style-name="T10"> </text:span><text:span text:style-name="T20">i</text:span><text:span text:style-name="T10"> = 0; </text:span><text:span text:style-name="T20">i</text:span><text:span text:style-name="T10"> &lt; </text:span><text:span text:style-name="T28">this</text:span><text:span text:style-name="T10">.</text:span><text:span text:style-name="T14">iter</text:span><text:span text:style-name="T10">; </text:span><text:span text:style-name="T20">i</text:span><text:span text:style-name="T10">++) { </text:span><text:span text:style-name="T22">//</text:span><text:span text:style-name="T24">sustituimos</text:span><text:span text:style-name="T22"> el </text:span><text:span text:style-name="T24">número</text:span><text:span text:style-name="T22"> </text:span><text:span text:style-name="T24">de</text:span><text:span text:style-name="T22"> </text:span><text:span text:style-name="T24">ciclos</text:span><text:span text:style-name="T22"> </text:span><text:span text:style-name="T24">del</text:span><text:span text:style-name="T22"> </text:span><text:span text:style-name="T24">bucle</text:span><text:span text:style-name="T22"> </text:span><text:span text:style-name="T24">por</text:span><text:span text:style-name="T22"> el </text:span><text:span text:style-name="T24">número</text:span><text:span text:style-name="T22"> </text:span><text:span text:style-name="T24">del</text:span><text:span text:style-name="T22"> </text:span><text:span text:style-name="T24">iterador</text:span><text:span text:style-name="T22"> </text:span><text:span text:style-name="T24">que</text:span><text:span text:style-name="T22"> </text:span><text:span text:style-name="T24">introduciremos</text:span><text:span text:style-name="T22"> </text:span><text:span text:style-name="T24">en</text:span><text:span text:style-name="T22"> el main</text:span></text:p>
      <text:p text:style-name="P12"><text:span text:style-name="T10"><text:tab/><text:tab/><text:tab/></text:span><text:span text:style-name="T14">almacen</text:span><text:span text:style-name="T10">.produce(</text:span><text:span text:style-name="T20">i</text:span><text:span text:style-name="T10">);</text:span></text:p>
      <text:p text:style-name="P12"><text:span text:style-name="T10"><text:tab/><text:tab/><text:tab/>System.</text:span><text:span text:style-name="T12">out</text:span><text:span text:style-name="T10">.println(Thread.</text:span><text:span text:style-name="T8">currentThread</text:span><text:span text:style-name="T10">().getName()+ </text:span><text:span text:style-name="T18">" produce el valor "</text:span><text:span text:style-name="T10"> + </text:span><text:span text:style-name="T20">i</text:span><text:span text:style-name="T10">);</text:span></text:p>
      <text:p text:style-name="P12"><text:span text:style-name="T10"><text:tab/><text:tab/><text:tab/></text:span><text:span text:style-name="T22">//</text:span><text:span text:style-name="T24">Modificamos</text:span><text:span text:style-name="T22"> el </text:span><text:span text:style-name="T24">código</text:span><text:span text:style-name="T22"> </text:span><text:span text:style-name="T24">para</text:span><text:span text:style-name="T22"> </text:span><text:span text:style-name="T24">que</text:span><text:span text:style-name="T22"> </text:span><text:span text:style-name="T24">adquiera</text:span><text:span text:style-name="T22"> el </text:span><text:span text:style-name="T24">nombre</text:span><text:span text:style-name="T22"> </text:span><text:span text:style-name="T24">que</text:span><text:span text:style-name="T22"> </text:span><text:span text:style-name="T24">le</text:span><text:span text:style-name="T22"> </text:span><text:span text:style-name="T24">asignaremos</text:span><text:span text:style-name="T22"> </text:span><text:span text:style-name="T24">desde</text:span><text:span text:style-name="T22"> el main</text:span></text:p>
      <text:p text:style-name="P12"><text:span text:style-name="T10"><text:tab/><text:tab/><text:tab/></text:span><text:span text:style-name="T28">try</text:span><text:span text:style-name="T10"> {</text:span></text:p>
      <text:p text:style-name="P12"><text:span text:style-name="T10"><text:tab/><text:tab/><text:tab/><text:tab/></text:span><text:span text:style-name="T8">sleep</text:span><text:span text:style-name="T10">(500);</text:span></text:p>
      <text:p text:style-name="P12"><text:span text:style-name="T10"><text:tab/><text:tab/><text:tab/>} </text:span><text:span text:style-name="T28">catch</text:span><text:span text:style-name="T10"> (InterruptedException </text:span><text:span text:style-name="T20">e</text:span><text:span text:style-name="T10">) {</text:span></text:p>
      <text:p text:style-name="P34"><text:tab/><text:tab/><text:tab/>}</text:p>
      <text:p text:style-name="P14"/>
      <text:p text:style-name="P34"><text:tab/><text:tab/>}</text:p>
      <text:p text:style-name="P34"><text:tab/>}</text:p>
      <text:p text:style-name="P31">}</text:p>
      <text:p text:style-name="P33"><text:soft-page-break/></text:p>
      <text:p text:style-name="P21"/>
      <text:p text:style-name="P21"/>
      <text:p text:style-name="P21"/>
      <text:p text:style-name="P21"/>
      <text:p text:style-name="P21"/>
      <text:p text:style-name="P21"/>
      <text:p text:style-name="P20">Pregunta 6:</text:p>
      <text:p text:style-name="P20"/>
      <text:p text:style-name="P7"><text:span text:style-name="T33">class</text:span><text:span text:style-name="T10"> Almacen {</text:span></text:p>
      <text:p text:style-name="P12"><text:span text:style-name="T10"><text:tab/></text:span><text:span text:style-name="T28">private</text:span><text:span text:style-name="T10"> </text:span><text:span text:style-name="T28">int</text:span><text:span text:style-name="T10"> </text:span><text:span text:style-name="T14">numeroEnAlmacen</text:span><text:span text:style-name="T10">;</text:span></text:p>
      <text:p text:style-name="P12"><text:span text:style-name="T10"><text:tab/></text:span><text:span text:style-name="T28">private</text:span><text:span text:style-name="T10"> </text:span><text:span text:style-name="T28">boolean</text:span><text:span text:style-name="T10"> </text:span><text:span text:style-name="T14">numeroAlmacenado</text:span><text:span text:style-name="T10"> = </text:span><text:span text:style-name="T28">false</text:span><text:span text:style-name="T10">;</text:span></text:p>
      <text:p text:style-name="P34"><text:tab/></text:p>
      <text:p text:style-name="P34"><text:tab/></text:p>
      <text:p text:style-name="P12"><text:span text:style-name="T10"><text:tab/></text:span><text:span text:style-name="T22">//</text:span><text:span text:style-name="T24">Añadimos</text:span><text:span text:style-name="T22"> </text:span><text:span text:style-name="T24">syncrhonized </text:span><text:span text:style-name="T25">para sincronizar el orden de salida de los hilos</text:span></text:p>
      <text:p text:style-name="P12"><text:span text:style-name="T10"><text:tab/></text:span><text:span text:style-name="T28">public</text:span><text:span text:style-name="T10"> </text:span><text:span text:style-name="T28">synchronized</text:span><text:span text:style-name="T10"> </text:span><text:span text:style-name="T28">int</text:span><text:span text:style-name="T10"> consume() {</text:span></text:p>
      <text:p text:style-name="P12"><text:span text:style-name="T10"><text:tab/><text:tab/></text:span><text:span text:style-name="T28">while</text:span><text:span text:style-name="T10"> (!</text:span><text:span text:style-name="T14">numeroAlmacenado</text:span><text:span text:style-name="T10">) { </text:span><text:span text:style-name="T22">// </text:span><text:span text:style-name="T24">Mientras</text:span><text:span text:style-name="T22"> </text:span><text:span text:style-name="T24">que</text:span><text:span text:style-name="T22"> numAlm sea false </text:span><text:span text:style-name="T24">esperará</text:span><text:span text:style-name="T22"><text:tab/><text:tab/></text:span></text:p>
      <text:p text:style-name="P12"><text:span text:style-name="T10"><text:tab/><text:tab/><text:tab/></text:span><text:span text:style-name="T28">try</text:span><text:span text:style-name="T10"> {</text:span></text:p>
      <text:p text:style-name="P34"><text:tab/> <text:s text:c="11"/>wait();</text:p>
      <text:p text:style-name="P34"><text:tab/> <text:s text:c="8"/>}</text:p>
      <text:p text:style-name="P12"><text:span text:style-name="T10"><text:tab/> <text:s text:c="8"/></text:span><text:span text:style-name="T28">catch</text:span><text:span text:style-name="T10"> (InterruptedException </text:span><text:span text:style-name="T20">e</text:span><text:span text:style-name="T10">) {</text:span></text:p>
      <text:p text:style-name="P34"><text:tab/> <text:s text:c="8"/>}</text:p>
      <text:p text:style-name="P34"><text:tab/><text:tab/>}</text:p>
      <text:p text:style-name="P12"><text:span text:style-name="T10"><text:tab/><text:tab/></text:span><text:span text:style-name="T22">//</text:span><text:span text:style-name="T24">Una</text:span><text:span text:style-name="T22"> </text:span><text:span text:style-name="T24">vez</text:span><text:span text:style-name="T22"> </text:span><text:span text:style-name="T24">salga</text:span><text:span text:style-name="T22"> </text:span><text:span text:style-name="T24">del</text:span><text:span text:style-name="T22"> </text:span><text:span text:style-name="T24">bucle</text:span><text:span text:style-name="T22"> </text:span><text:span text:style-name="T24">volverá</text:span><text:span text:style-name="T22"> a </text:span><text:span text:style-name="T24">poner</text:span><text:span text:style-name="T22"> numAlm </text:span><text:span text:style-name="T24">en</text:span><text:span text:style-name="T22"> false </text:span><text:span text:style-name="T24">para</text:span><text:span text:style-name="T22"> </text:span><text:span text:style-name="T24">que</text:span><text:span text:style-name="T22"> </text:span><text:span text:style-name="T24">se</text:span><text:span text:style-name="T22"> </text:span><text:span text:style-name="T24">ejecute</text:span><text:span text:style-name="T22"> </text:span><text:span text:style-name="T24">de</text:span><text:span text:style-name="T22"> </text:span><text:span text:style-name="T24">nuevo</text:span><text:span text:style-name="T22"> el </text:span><text:span text:style-name="T24">productor</text:span></text:p>
      <text:p text:style-name="P12"><text:span text:style-name="T10"><text:tab/><text:tab/></text:span><text:span text:style-name="T14">numeroAlmacenado</text:span><text:span text:style-name="T10"> = </text:span><text:span text:style-name="T28">false</text:span><text:span text:style-name="T10">;</text:span></text:p>
      <text:p text:style-name="P12"><text:span text:style-name="T10"><text:tab/><text:tab/>notifyAll(); </text:span><text:span text:style-name="T22">//</text:span><text:span text:style-name="T24">Lo</text:span><text:span text:style-name="T22"> </text:span><text:span text:style-name="T24">notificará</text:span><text:span text:style-name="T22"> </text:span><text:span text:style-name="T24">al</text:span><text:span text:style-name="T22"> </text:span><text:span text:style-name="T24">resto</text:span><text:span text:style-name="T22"> </text:span><text:span text:style-name="T24">de</text:span><text:span text:style-name="T22"> </text:span><text:span text:style-name="T24">hilos</text:span></text:p>
      <text:p text:style-name="P12"><text:span text:style-name="T10"><text:tab/><text:tab/></text:span><text:span text:style-name="T28">return</text:span><text:span text:style-name="T10"> </text:span><text:span text:style-name="T14">numeroEnAlmacen</text:span><text:span text:style-name="T10">; </text:span><text:span text:style-name="T22">//Y </text:span><text:span text:style-name="T24">devolverá</text:span><text:span text:style-name="T22"> el valor </text:span><text:span text:style-name="T24">almacenado</text:span></text:p>
      <text:p text:style-name="P34"><text:tab/>}</text:p>
      <text:p text:style-name="P34"/>
      <text:p text:style-name="P34"/>
      <text:p text:style-name="P13"><text:span text:style-name="T10"><text:tab/></text:span><text:span text:style-name="T24">//Añadimos syncrhonized </text:span><text:span text:style-name="T25">para sincronizar el orden de salida de los hilos</text:span></text:p>
      <text:p text:style-name="P12"><text:span text:style-name="T10"><text:tab/></text:span><text:span text:style-name="T28">public</text:span><text:span text:style-name="T10"> </text:span><text:span text:style-name="T28">synchronized</text:span><text:span text:style-name="T10"> </text:span><text:span text:style-name="T28">void</text:span><text:span text:style-name="T10"> produce(</text:span><text:span text:style-name="T28">int</text:span><text:span text:style-name="T10"> </text:span><text:span text:style-name="T20">valor</text:span><text:span text:style-name="T10">) {</text:span></text:p>
      <text:p text:style-name="P12"><text:span text:style-name="T10"><text:tab/><text:tab/></text:span><text:span text:style-name="T28">while</text:span><text:span text:style-name="T10"> (</text:span><text:span text:style-name="T14">numeroAlmacenado</text:span><text:span text:style-name="T10">) { </text:span><text:span text:style-name="T22">//</text:span><text:span text:style-name="T24">Mientras</text:span><text:span text:style-name="T22"> sea true </text:span><text:span text:style-name="T24">esperará</text:span></text:p>
      <text:p text:style-name="P12"><text:span text:style-name="T10"><text:tab/><text:tab/><text:tab/></text:span><text:span text:style-name="T28">try</text:span><text:span text:style-name="T10"> {</text:span></text:p>
      <text:p text:style-name="P34"><text:tab/> <text:s text:c="11"/>wait();</text:p>
      <text:p text:style-name="P34"><text:tab/> <text:s text:c="8"/>}</text:p>
      <text:p text:style-name="P12"><text:span text:style-name="T10"><text:tab/> <text:s text:c="8"/></text:span><text:span text:style-name="T28">catch</text:span><text:span text:style-name="T10"> (InterruptedException </text:span><text:span text:style-name="T20">e</text:span><text:span text:style-name="T10">) { </text:span></text:p>
      <text:p text:style-name="P34"><text:tab/> <text:s text:c="8"/>} <text:tab/></text:p>
      <text:p text:style-name="P12"><text:span text:style-name="T10"><text:tab/><text:tab/>}<text:tab/></text:span><text:span text:style-name="T22">//</text:span><text:span text:style-name="T24">Una</text:span><text:span text:style-name="T22"> </text:span><text:span text:style-name="T24">vez</text:span><text:span text:style-name="T22"> </text:span><text:span text:style-name="T24">salga</text:span><text:span text:style-name="T22"> </text:span><text:span text:style-name="T24">del</text:span><text:span text:style-name="T22"> </text:span><text:span text:style-name="T24">bucle</text:span><text:span text:style-name="T22"> </text:span><text:span text:style-name="T24">guardará</text:span><text:span text:style-name="T22"> el </text:span><text:span text:style-name="T24">nuevo</text:span><text:span text:style-name="T22"> valor</text:span></text:p>
      <text:p text:style-name="P12"><text:span text:style-name="T10"><text:tab/><text:tab/></text:span><text:span text:style-name="T14">numeroEnAlmacen</text:span><text:span text:style-name="T10"> = </text:span><text:span text:style-name="T20">valor</text:span><text:span text:style-name="T10">;</text:span></text:p>
      <text:p text:style-name="P12"><text:span text:style-name="T10"><text:tab/><text:tab/></text:span><text:span text:style-name="T14">numeroAlmacenado</text:span><text:span text:style-name="T10"> = </text:span><text:span text:style-name="T28">true</text:span><text:span text:style-name="T10">; </text:span><text:span text:style-name="T22">//</text:span><text:span text:style-name="T24">Volverá</text:span><text:span text:style-name="T22"> a </text:span><text:span text:style-name="T24">dejar</text:span><text:span text:style-name="T22"> el boolean </text:span><text:span text:style-name="T24">en</text:span><text:span text:style-name="T22"> true</text:span></text:p>
      <text:p text:style-name="P12"><text:span text:style-name="T10"><text:tab/><text:tab/>notifyAll(); </text:span><text:span text:style-name="T22">// Y </text:span><text:span text:style-name="T24">lo</text:span><text:span text:style-name="T22"> </text:span><text:span text:style-name="T24">notificará</text:span><text:span text:style-name="T22"> </text:span><text:span text:style-name="T24">al</text:span><text:span text:style-name="T22"> </text:span><text:span text:style-name="T24">resto</text:span><text:span text:style-name="T22"> </text:span><text:span text:style-name="T24">de</text:span><text:span text:style-name="T22"> </text:span><text:span text:style-name="T24">hilos</text:span></text:p>
      <text:p text:style-name="P34"><text:tab/>}</text:p>
      <text:p text:style-name="P32">}</text:p>
      <text:p text:style-name="P22"/>
      <text:p text:style-name="P20"/>
      <text:p text:style-name="P20"/>
      <text:p text:style-name="P20"/>
      <text:p text:style-name="P20"/>
      <text:p text:style-name="P20"/>
      <text:p text:style-name="P20"/>
      <text:p text:style-name="P21"/>
      <text:p text:style-name="P21"/>
      <text:p text:style-name="P5"><text:span text:style-name="T42">Pregunta 7: </text:span><text:span text:style-name="T40">Porque al no haber un método sleep </text:span><text:span text:style-name="T41">de mayor duración</text:span><text:span text:style-name="T40">, se ejecutan al mismo tiempo y pese a que se hace en el orden correcto, <text:s/>Eclipse no puede imprimirlo en el orden </text:span><text:span text:style-name="T41">que toca</text:span><text:span text:style-name="T40">.</text:span></text:p>
      <text:p text:style-name="P23"/>
      <text:p text:style-name="P5"><text:span text:style-name="T42">Pregunta 8:</text:span><text:span text:style-name="T40"> Añadiendo un sleep de una duración </text:span><text:span text:style-name="T41">mayor</text:span><text:span text:style-name="T40"> en los métodos run de las clases Productor y Consumidor.</text:span></text:p>
      <text:p text:style-name="P23"/>
      <text:p text:style-name="P6"><text:soft-page-break/><text:span text:style-name="T42">Pregunta 9: </text:span><text:span text:style-name="T40">el programa no acaba puesto que el consumidor depende de la cantidad de iteraciones del productor, ya que el primero consume los que produce el segundo. Si el productor no produce el consumidor no consume. En caso contrario el productor sería capaz de producir cuanto quisiera si no hubieran restricciones en la clase Almacen (boolean numeroAlmacenado).</text:span></text:p>
      <text:p text:style-name="P24"/>
      <text:p text:style-name="P7"><text:span text:style-name="T42">Pregunta 11: </text:span><text:span text:style-name="T40">6-7. Hay algunos conceptos que aún se me escapan y no me he podido preparar de forma correcta.</text:span></text:p>
      <text:p text:style-name="P22"/>
      <text:p text:style-name="P22"/>
      <text:p text:style-name="P7"><text:span text:style-name="T42">Pregunta 12: </text:span><text:span text:style-name="T40">Me gustaría ir junto a Voro Ferrer y Sergio Osma. Ya hemos trabajado en otros trabajos anteriormente, por lo que ya sabemos que partes de un trabajo se le dan mejor a cada uno. A esto se le suma el hecho de la cercanía <text:s/>tanto en clase como para quedar fuera de ella, ya que vivimos relativamente cerca los unos de los otros y esto sería una ventaja a la hora de quedar de forma presencial para realizar el trabajo.</text:span></text:p>
      <text:p text:style-name="P7"><text:span text:style-name="T40"/></text:p>
      <text:p text:style-name="P7"><text:span text:style-name="T40"/></text:p>
      <text:p text:style-name="P28"><text:span text:style-name="T42">CÓDIGO FINAL</text:span></text:p>
      <text:p text:style-name="P28"><text:span text:style-name="T42"/></text:p>
      <text:p text:style-name="P29"><text:span text:style-name="T30">public</text:span><text:span text:style-name="T10"> </text:span><text:span text:style-name="T28">class</text:span><text:span text:style-name="T10"> LanzaHilos_ProductorConsumidor {</text:span></text:p>
      <text:p text:style-name="P12"><text:span text:style-name="T10"><text:tab/></text:span><text:span text:style-name="T28">public</text:span><text:span text:style-name="T10"> </text:span><text:span text:style-name="T28">static</text:span><text:span text:style-name="T10"> </text:span><text:span text:style-name="T28">void</text:span><text:span text:style-name="T10"> main(String[] </text:span><text:span text:style-name="T20">args</text:span><text:span text:style-name="T10">) {</text:span></text:p>
      <text:p text:style-name="P12"><text:span text:style-name="T10"><text:tab/><text:tab/>Almacen </text:span><text:span text:style-name="T20">almacen</text:span><text:span text:style-name="T10">=</text:span><text:span text:style-name="T28">new</text:span><text:span text:style-name="T10"> Almacen();</text:span></text:p>
      <text:p text:style-name="P12"><text:span text:style-name="T10"><text:tab/><text:tab/>Productor </text:span><text:span text:style-name="T20">p1</text:span><text:span text:style-name="T10">=</text:span><text:span text:style-name="T28">new</text:span><text:span text:style-name="T10"> Productor(</text:span><text:span text:style-name="T18">"Productor "</text:span><text:span text:style-name="T10">, </text:span><text:span text:style-name="T20">almacen</text:span><text:span text:style-name="T10">,1, 5);</text:span></text:p>
      <text:p text:style-name="P12"><text:span text:style-name="T10"><text:tab/><text:tab/>Consumidor </text:span><text:span text:style-name="T20">c1</text:span><text:span text:style-name="T10">=</text:span><text:span text:style-name="T28">new</text:span><text:span text:style-name="T10"> Consumidor(</text:span><text:span text:style-name="T20">almacen</text:span><text:span text:style-name="T10">,1, 5);</text:span></text:p>
      <text:p text:style-name="P12"><text:span text:style-name="T10"><text:tab/><text:tab/></text:span><text:span text:style-name="T20">p1</text:span><text:span text:style-name="T10">.start();</text:span></text:p>
      <text:p text:style-name="P12"><text:span text:style-name="T10"><text:tab/><text:tab/></text:span><text:span text:style-name="T20">c1</text:span><text:span text:style-name="T10">.start();</text:span></text:p>
      <text:p text:style-name="P12"><text:span text:style-name="T10"><text:tab/><text:tab/></text:span></text:p>
      <text:p text:style-name="P12"><text:span text:style-name="T10"><text:tab/><text:tab/></text:span><text:span text:style-name="T28">try</text:span><text:span text:style-name="T10"> {</text:span></text:p>
      <text:p text:style-name="P12"><text:span text:style-name="T10"><text:tab/><text:tab/><text:tab/></text:span><text:span text:style-name="T20">p1</text:span><text:span text:style-name="T10">.join();</text:span></text:p>
      <text:p text:style-name="P12"><text:span text:style-name="T10"><text:tab/><text:tab/><text:tab/></text:span><text:span text:style-name="T20">c1</text:span><text:span text:style-name="T10">.join();</text:span></text:p>
      <text:p text:style-name="P12"><text:span text:style-name="T10"><text:tab/><text:tab/>} </text:span><text:span text:style-name="T28">catch</text:span><text:span text:style-name="T10"> (Exception </text:span><text:span text:style-name="T20">e</text:span><text:span text:style-name="T10">) {</text:span></text:p>
      <text:p text:style-name="P12"><text:span text:style-name="T10"><text:tab/><text:tab/><text:tab/></text:span><text:span text:style-name="T22">// </text:span><text:span text:style-name="T34">TODO</text:span><text:span text:style-name="T22">: handle exception</text:span></text:p>
      <text:p text:style-name="P12"><text:span text:style-name="T10"><text:tab/><text:tab/>}</text:span></text:p>
      <text:p text:style-name="P12"><text:span text:style-name="T10"><text:tab/><text:tab/></text:span></text:p>
      <text:p text:style-name="P12"><text:span text:style-name="T10"><text:tab/><text:tab/>System.</text:span><text:span text:style-name="T12">out</text:span><text:span text:style-name="T10">.println(</text:span><text:span text:style-name="T18">"***Fin de LanzaHilos***"</text:span><text:span text:style-name="T10">);</text:span></text:p>
      <text:p text:style-name="P12"><text:span text:style-name="T10"><text:tab/><text:tab/></text:span><text:span text:style-name="T22">//Ej3: <text:s/></text:span><text:span text:style-name="T24">Añadiendo</text:span><text:span text:style-name="T22"> </text:span><text:span text:style-name="T24">un</text:span><text:span text:style-name="T22"> try-catch </text:span><text:span text:style-name="T24">podremos</text:span><text:span text:style-name="T22"> </text:span><text:span text:style-name="T24">señalizar</text:span><text:span text:style-name="T22"> </text:span><text:span text:style-name="T24">cuando</text:span><text:span text:style-name="T22"> </text:span><text:span text:style-name="T24">queremos</text:span><text:span text:style-name="T22"> </text:span><text:span text:style-name="T24">que</text:span><text:span text:style-name="T22"> </text:span><text:span text:style-name="T24">se</text:span><text:span text:style-name="T22"> </text:span><text:span text:style-name="T24">unan</text:span><text:span text:style-name="T22"> </text:span><text:span text:style-name="T24">los</text:span><text:span text:style-name="T22"> </text:span><text:span text:style-name="T24">hilos</text:span></text:p>
      <text:p text:style-name="P12"><text:span text:style-name="T10"><text:tab/><text:tab/></text:span><text:span text:style-name="T22">// y </text:span><text:span text:style-name="T24">hacer</text:span><text:span text:style-name="T22"> </text:span><text:span text:style-name="T24">que</text:span><text:span text:style-name="T22"> el print </text:span><text:span text:style-name="T24">salga</text:span><text:span text:style-name="T22"> </text:span><text:span text:style-name="T24">posteriormente</text:span><text:span text:style-name="T22">.</text:span></text:p>
      <text:p text:style-name="P12"><text:span text:style-name="T10"><text:tab/>}</text:span></text:p>
      <text:p text:style-name="P12"><text:span text:style-name="T10">}</text:span></text:p>
      <text:p text:style-name="P14"/>
      <text:p text:style-name="P12"><text:span text:style-name="T28">class</text:span><text:span text:style-name="T10"> Almacen {</text:span></text:p>
      <text:p text:style-name="P12"><text:span text:style-name="T10"><text:tab/></text:span><text:span text:style-name="T28">private</text:span><text:span text:style-name="T10"> </text:span><text:span text:style-name="T28">int</text:span><text:span text:style-name="T10"> </text:span><text:span text:style-name="T14">numeroEnAlmacen</text:span><text:span text:style-name="T10">;</text:span></text:p>
      <text:p text:style-name="P12"><text:span text:style-name="T10"><text:tab/></text:span><text:span text:style-name="T28">private</text:span><text:span text:style-name="T10"> </text:span><text:span text:style-name="T28">boolean</text:span><text:span text:style-name="T10"> </text:span><text:span text:style-name="T14">numeroAlmacenado</text:span><text:span text:style-name="T10"> = </text:span><text:span text:style-name="T28">false</text:span><text:span text:style-name="T10">;</text:span></text:p>
      <text:p text:style-name="P12"><text:span text:style-name="T10"><text:tab/></text:span></text:p>
      <text:p text:style-name="P12"><text:span text:style-name="T10"><text:tab/></text:span></text:p>
      <text:p text:style-name="P12"><text:span text:style-name="T10"><text:tab/></text:span><text:span text:style-name="T22">//</text:span><text:span text:style-name="T24">Añadimos</text:span><text:span text:style-name="T22"> el </text:span><text:span text:style-name="T24">syncrhonized</text:span></text:p>
      <text:p text:style-name="P12"><text:span text:style-name="T10"><text:tab/></text:span><text:span text:style-name="T28">public</text:span><text:span text:style-name="T10"> </text:span><text:span text:style-name="T28">synchronized</text:span><text:span text:style-name="T10"> </text:span><text:span text:style-name="T28">int</text:span><text:span text:style-name="T10"> consume() {</text:span></text:p>
      <text:p text:style-name="P12"><text:span text:style-name="T10"><text:tab/><text:tab/></text:span><text:span text:style-name="T28">while</text:span><text:span text:style-name="T10"> (!</text:span><text:span text:style-name="T14">numeroAlmacenado</text:span><text:span text:style-name="T10">) { </text:span><text:span text:style-name="T22">// </text:span><text:span text:style-name="T24">Mientras</text:span><text:span text:style-name="T22"> </text:span><text:span text:style-name="T24">que</text:span><text:span text:style-name="T22"> numAlm sea false </text:span><text:span text:style-name="T24">esperará</text:span><text:span text:style-name="T22"><text:tab/><text:tab/></text:span></text:p>
      <text:p text:style-name="P12"><text:span text:style-name="T10"><text:tab/><text:tab/><text:tab/></text:span><text:span text:style-name="T28">try</text:span><text:span text:style-name="T10"> {</text:span></text:p>
      <text:p text:style-name="P12"><text:span text:style-name="T10"><text:tab/> <text:s text:c="11"/>wait();</text:span></text:p>
      <text:p text:style-name="P12"><text:span text:style-name="T10"><text:tab/> <text:s text:c="8"/>}</text:span></text:p>
      <text:p text:style-name="P12"><text:span text:style-name="T10"><text:tab/> <text:s text:c="8"/></text:span><text:span text:style-name="T28">catch</text:span><text:span text:style-name="T10"> (InterruptedException </text:span><text:span text:style-name="T20">e</text:span><text:span text:style-name="T10">) {</text:span></text:p>
      <text:p text:style-name="P12"><text:span text:style-name="T10"><text:tab/> <text:s text:c="8"/>}</text:span></text:p>
      <text:p text:style-name="P12"><text:span text:style-name="T10"><text:tab/><text:tab/>}</text:span></text:p>
      <text:p text:style-name="P12"><text:span text:style-name="T10"><text:tab/><text:tab/></text:span><text:span text:style-name="T22">//</text:span><text:span text:style-name="T24">Una</text:span><text:span text:style-name="T22"> </text:span><text:span text:style-name="T24">vez</text:span><text:span text:style-name="T22"> </text:span><text:span text:style-name="T24">salga</text:span><text:span text:style-name="T22"> </text:span><text:span text:style-name="T24">del</text:span><text:span text:style-name="T22"> </text:span><text:span text:style-name="T24">bucle</text:span><text:span text:style-name="T22"> </text:span><text:span text:style-name="T24">volverá</text:span><text:span text:style-name="T22"> a </text:span><text:span text:style-name="T24">poner</text:span><text:span text:style-name="T22"> numAlm </text:span><text:span text:style-name="T24">en</text:span><text:span text:style-name="T22"> false </text:span><text:span text:style-name="T24">para</text:span><text:span text:style-name="T22"> </text:span><text:span text:style-name="T24">que</text:span><text:span text:style-name="T22"> </text:span><text:span text:style-name="T24">se</text:span><text:span text:style-name="T22"> </text:span><text:span text:style-name="T24">ejecute</text:span><text:span text:style-name="T22"> </text:span><text:span text:style-name="T24">de</text:span><text:span text:style-name="T22"> </text:span><text:span text:style-name="T24">nuevo</text:span><text:span text:style-name="T22"> el </text:span><text:span text:style-name="T24">productor</text:span></text:p>
      <text:p text:style-name="P12"><text:span text:style-name="T10"><text:tab/><text:tab/></text:span><text:span text:style-name="T14">numeroAlmacenado</text:span><text:span text:style-name="T10"> = </text:span><text:span text:style-name="T28">false</text:span><text:span text:style-name="T10">;</text:span></text:p>
      <text:p text:style-name="P12"><text:span text:style-name="T10"><text:tab/><text:tab/>notifyAll(); </text:span><text:span text:style-name="T22">//</text:span><text:span text:style-name="T24">Lo</text:span><text:span text:style-name="T22"> </text:span><text:span text:style-name="T24">notificará</text:span><text:span text:style-name="T22"> </text:span><text:span text:style-name="T24">al</text:span><text:span text:style-name="T22"> </text:span><text:span text:style-name="T24">resto</text:span><text:span text:style-name="T22"> </text:span><text:span text:style-name="T24">de</text:span><text:span text:style-name="T22"> </text:span><text:span text:style-name="T24">hilos</text:span></text:p>
      <text:p text:style-name="P12"><text:span text:style-name="T10"><text:tab/><text:tab/></text:span><text:span text:style-name="T28">return</text:span><text:span text:style-name="T10"> </text:span><text:span text:style-name="T14">numeroEnAlmacen</text:span><text:span text:style-name="T10">; </text:span><text:span text:style-name="T22">//Y </text:span><text:span text:style-name="T24">devolverá</text:span><text:span text:style-name="T22"> el valor </text:span><text:span text:style-name="T24">almacenado</text:span></text:p>
      <text:p text:style-name="P12"><text:soft-page-break/><text:span text:style-name="T10"><text:tab/>}</text:span></text:p>
      <text:p text:style-name="P12"><text:span text:style-name="T10"><text:tab/></text:span><text:span text:style-name="T22">//</text:span><text:span text:style-name="T24">Añadimos</text:span><text:span text:style-name="T22"> el </text:span><text:span text:style-name="T24">syncrhonized</text:span></text:p>
      <text:p text:style-name="P12"><text:span text:style-name="T10"><text:tab/></text:span><text:span text:style-name="T28">public</text:span><text:span text:style-name="T10"> </text:span><text:span text:style-name="T28">synchronized</text:span><text:span text:style-name="T10"> </text:span><text:span text:style-name="T28">void</text:span><text:span text:style-name="T10"> produce(</text:span><text:span text:style-name="T28">int</text:span><text:span text:style-name="T10"> </text:span><text:span text:style-name="T20">valor</text:span><text:span text:style-name="T10">) {</text:span></text:p>
      <text:p text:style-name="P12"><text:span text:style-name="T10"><text:tab/><text:tab/></text:span><text:span text:style-name="T28">while</text:span><text:span text:style-name="T10"> (</text:span><text:span text:style-name="T14">numeroAlmacenado</text:span><text:span text:style-name="T10">) { </text:span><text:span text:style-name="T22">//</text:span><text:span text:style-name="T24">Mientras</text:span><text:span text:style-name="T22"> sea true </text:span><text:span text:style-name="T24">esperará</text:span></text:p>
      <text:p text:style-name="P12"><text:span text:style-name="T10"><text:tab/><text:tab/><text:tab/></text:span><text:span text:style-name="T28">try</text:span><text:span text:style-name="T10"> {</text:span></text:p>
      <text:p text:style-name="P12"><text:span text:style-name="T10"><text:tab/> <text:s text:c="11"/>wait();</text:span></text:p>
      <text:p text:style-name="P12"><text:span text:style-name="T10"><text:tab/> <text:s text:c="8"/>}</text:span></text:p>
      <text:p text:style-name="P12"><text:span text:style-name="T10"><text:tab/> <text:s text:c="8"/></text:span><text:span text:style-name="T28">catch</text:span><text:span text:style-name="T10"> (InterruptedException </text:span><text:span text:style-name="T20">e</text:span><text:span text:style-name="T10">) { </text:span></text:p>
      <text:p text:style-name="P12"><text:span text:style-name="T10"><text:tab/> <text:s text:c="8"/>} <text:tab/></text:span></text:p>
      <text:p text:style-name="P12"><text:span text:style-name="T10"><text:tab/><text:tab/>}<text:tab/></text:span><text:span text:style-name="T22">//</text:span><text:span text:style-name="T24">Una</text:span><text:span text:style-name="T22"> </text:span><text:span text:style-name="T24">vez</text:span><text:span text:style-name="T22"> </text:span><text:span text:style-name="T24">salga</text:span><text:span text:style-name="T22"> </text:span><text:span text:style-name="T24">del</text:span><text:span text:style-name="T22"> </text:span><text:span text:style-name="T24">bucle</text:span><text:span text:style-name="T22"> </text:span><text:span text:style-name="T24">guardará</text:span><text:span text:style-name="T22"> el </text:span><text:span text:style-name="T24">nuevo</text:span><text:span text:style-name="T22"> valor</text:span></text:p>
      <text:p text:style-name="P12"><text:span text:style-name="T10"><text:tab/><text:tab/></text:span><text:span text:style-name="T14">numeroEnAlmacen</text:span><text:span text:style-name="T10"> = </text:span><text:span text:style-name="T20">valor</text:span><text:span text:style-name="T10">;</text:span></text:p>
      <text:p text:style-name="P12"><text:span text:style-name="T10"><text:tab/><text:tab/></text:span><text:span text:style-name="T14">numeroAlmacenado</text:span><text:span text:style-name="T10"> = </text:span><text:span text:style-name="T28">true</text:span><text:span text:style-name="T10">; </text:span><text:span text:style-name="T22">//</text:span><text:span text:style-name="T24">Volverá</text:span><text:span text:style-name="T22"> a </text:span><text:span text:style-name="T24">dejar</text:span><text:span text:style-name="T22"> el boolean </text:span><text:span text:style-name="T24">en</text:span><text:span text:style-name="T22"> true</text:span></text:p>
      <text:p text:style-name="P12"><text:span text:style-name="T10"><text:tab/><text:tab/>notifyAll(); </text:span><text:span text:style-name="T22">// Y </text:span><text:span text:style-name="T24">lo</text:span><text:span text:style-name="T22"> </text:span><text:span text:style-name="T24">notificará</text:span><text:span text:style-name="T22"> </text:span><text:span text:style-name="T24">al</text:span><text:span text:style-name="T22"> </text:span><text:span text:style-name="T24">resto</text:span><text:span text:style-name="T22"> </text:span><text:span text:style-name="T24">de</text:span><text:span text:style-name="T22"> </text:span><text:span text:style-name="T24">hilos</text:span></text:p>
      <text:p text:style-name="P12"><text:span text:style-name="T10"><text:tab/>}</text:span></text:p>
      <text:p text:style-name="P12"><text:span text:style-name="T10">}</text:span></text:p>
      <text:p text:style-name="P14"/>
      <text:p text:style-name="P12"><text:span text:style-name="T28">class</text:span><text:span text:style-name="T10"> Productor </text:span><text:span text:style-name="T28">extends</text:span><text:span text:style-name="T10"> Thread {</text:span></text:p>
      <text:p text:style-name="P12"><text:span text:style-name="T10"><text:tab/></text:span><text:span text:style-name="T28">private</text:span><text:span text:style-name="T10"> String </text:span><text:span text:style-name="T16">nombre</text:span><text:span text:style-name="T10">; </text:span><text:span text:style-name="T22">// </text:span><text:span text:style-name="T24">Añadimos</text:span><text:span text:style-name="T22"> </text:span><text:span text:style-name="T24">la</text:span><text:span text:style-name="T22"> variable </text:span><text:span text:style-name="T24">que</text:span><text:span text:style-name="T22"> </text:span><text:span text:style-name="T24">dará</text:span><text:span text:style-name="T22"> </text:span><text:span text:style-name="T24">nombre</text:span><text:span text:style-name="T22"> </text:span><text:span text:style-name="T24">al</text:span><text:span text:style-name="T22"> </text:span><text:span text:style-name="T24">hilo</text:span></text:p>
      <text:p text:style-name="P12"><text:span text:style-name="T10"><text:tab/></text:span><text:span text:style-name="T28">private</text:span><text:span text:style-name="T10"> Almacen </text:span><text:span text:style-name="T14">almacen</text:span><text:span text:style-name="T10">;</text:span></text:p>
      <text:p text:style-name="P12"><text:span text:style-name="T10"><text:tab/></text:span><text:span text:style-name="T28">private</text:span><text:span text:style-name="T10"> </text:span><text:span text:style-name="T28">int</text:span><text:span text:style-name="T10"> </text:span><text:span text:style-name="T16">id</text:span><text:span text:style-name="T10">, </text:span><text:span text:style-name="T14">iter</text:span><text:span text:style-name="T10">;</text:span></text:p>
      <text:p text:style-name="P12"><text:span text:style-name="T10"><text:tab/></text:span><text:span text:style-name="T22">//</text:span><text:span text:style-name="T24">Añadimos</text:span><text:span text:style-name="T22"> el </text:span><text:span text:style-name="T24">iterador</text:span><text:span text:style-name="T22"> </text:span><text:span text:style-name="T24">en</text:span><text:span text:style-name="T22"> el </text:span><text:span text:style-name="T24">que</text:span><text:span text:style-name="T22"> </text:span><text:span text:style-name="T24">pondremos</text:span><text:span text:style-name="T22"> el </text:span><text:span text:style-name="T24">número</text:span><text:span text:style-name="T22"> </text:span><text:span text:style-name="T24">de</text:span><text:span text:style-name="T22"> </text:span><text:span text:style-name="T24">iteraciones</text:span><text:span text:style-name="T22"> </text:span><text:span text:style-name="T24">que</text:span><text:span text:style-name="T22"> </text:span><text:span text:style-name="T24">deseamos</text:span></text:p>
      <text:p text:style-name="P14"/>
      <text:p text:style-name="P12"><text:span text:style-name="T10"><text:tab/></text:span><text:span text:style-name="T28">public</text:span><text:span text:style-name="T10"> Productor(String </text:span><text:span text:style-name="T20">nombre</text:span><text:span text:style-name="T10">, Almacen </text:span><text:span text:style-name="T20">a</text:span><text:span text:style-name="T10">, </text:span><text:span text:style-name="T28">int</text:span><text:span text:style-name="T10"> </text:span><text:span text:style-name="T20">n</text:span><text:span text:style-name="T10">, </text:span><text:span text:style-name="T28">int</text:span><text:span text:style-name="T10"> </text:span><text:span text:style-name="T20">iter</text:span><text:span text:style-name="T10">) {</text:span></text:p>
      <text:p text:style-name="P12"><text:span text:style-name="T10"><text:tab/><text:tab/></text:span><text:span text:style-name="T28">super</text:span><text:span text:style-name="T10">(</text:span><text:span text:style-name="T20">nombre</text:span><text:span text:style-name="T10">);</text:span></text:p>
      <text:p text:style-name="P12"><text:span text:style-name="T10"><text:tab/><text:tab/></text:span><text:span text:style-name="T28">this</text:span><text:span text:style-name="T10">.</text:span><text:span text:style-name="T14">almacen</text:span><text:span text:style-name="T10"> = </text:span><text:span text:style-name="T20">a</text:span><text:span text:style-name="T10">;</text:span></text:p>
      <text:p text:style-name="P12"><text:span text:style-name="T10"><text:tab/><text:tab/></text:span><text:span text:style-name="T28">this</text:span><text:span text:style-name="T10">.</text:span><text:span text:style-name="T14">id</text:span><text:span text:style-name="T10"> = </text:span><text:span text:style-name="T20">n</text:span><text:span text:style-name="T10">;</text:span></text:p>
      <text:p text:style-name="P12"><text:span text:style-name="T10"><text:tab/><text:tab/></text:span><text:span text:style-name="T28">this</text:span><text:span text:style-name="T10">.</text:span><text:span text:style-name="T14">iter</text:span><text:span text:style-name="T10"> = </text:span><text:span text:style-name="T20">iter</text:span><text:span text:style-name="T10">;</text:span></text:p>
      <text:p text:style-name="P12"><text:span text:style-name="T10"><text:tab/><text:tab/></text:span></text:p>
      <text:p text:style-name="P12"><text:span text:style-name="T10"><text:tab/>}</text:span></text:p>
      <text:p text:style-name="P14"/>
      <text:p text:style-name="P12"><text:span text:style-name="T10"><text:tab/></text:span><text:span text:style-name="T28">public</text:span><text:span text:style-name="T10"> </text:span><text:span text:style-name="T28">void</text:span><text:span text:style-name="T10"> run() {</text:span></text:p>
      <text:p text:style-name="P12"><text:span text:style-name="T10"><text:tab/><text:tab/></text:span><text:span text:style-name="T28">for</text:span><text:span text:style-name="T10"> (</text:span><text:span text:style-name="T28">int</text:span><text:span text:style-name="T10"> </text:span><text:span text:style-name="T20">i</text:span><text:span text:style-name="T10"> = 0; </text:span><text:span text:style-name="T20">i</text:span><text:span text:style-name="T10"> &lt; </text:span><text:span text:style-name="T28">this</text:span><text:span text:style-name="T10">.</text:span><text:span text:style-name="T14">iter</text:span><text:span text:style-name="T10">; </text:span><text:span text:style-name="T20">i</text:span><text:span text:style-name="T10">++) { </text:span><text:span text:style-name="T22">//</text:span><text:span text:style-name="T24">sustituimos</text:span><text:span text:style-name="T22"> el </text:span><text:span text:style-name="T24">número</text:span><text:span text:style-name="T22"> </text:span><text:span text:style-name="T24">de</text:span><text:span text:style-name="T22"> </text:span><text:span text:style-name="T24">ciclos</text:span><text:span text:style-name="T22"> </text:span><text:span text:style-name="T24">del</text:span><text:span text:style-name="T22"> </text:span><text:span text:style-name="T24">bucle</text:span><text:span text:style-name="T22"> </text:span><text:span text:style-name="T24">por</text:span><text:span text:style-name="T22"> el </text:span><text:span text:style-name="T24">número</text:span><text:span text:style-name="T22"> </text:span><text:span text:style-name="T24">del</text:span><text:span text:style-name="T22"> </text:span><text:span text:style-name="T24">iterador</text:span><text:span text:style-name="T22"> </text:span><text:span text:style-name="T24">que</text:span><text:span text:style-name="T22"> </text:span><text:span text:style-name="T24">introduciremos</text:span><text:span text:style-name="T22"> </text:span><text:span text:style-name="T24">en</text:span><text:span text:style-name="T22"> el main</text:span></text:p>
      <text:p text:style-name="P12"><text:span text:style-name="T10"><text:tab/><text:tab/><text:tab/></text:span><text:span text:style-name="T14">almacen</text:span><text:span text:style-name="T10">.produce(</text:span><text:span text:style-name="T20">i</text:span><text:span text:style-name="T10">);</text:span></text:p>
      <text:p text:style-name="P12"><text:span text:style-name="T10"><text:tab/><text:tab/><text:tab/>System.</text:span><text:span text:style-name="T12">out</text:span><text:span text:style-name="T10">.println(Thread.</text:span><text:span text:style-name="T8">currentThread</text:span><text:span text:style-name="T10">().getName()+ </text:span><text:span text:style-name="T18">" produce el valor "</text:span><text:span text:style-name="T10"> + </text:span><text:span text:style-name="T20">i</text:span><text:span text:style-name="T10">);</text:span></text:p>
      <text:p text:style-name="P12"><text:span text:style-name="T10"><text:tab/><text:tab/><text:tab/></text:span><text:span text:style-name="T22">//</text:span><text:span text:style-name="T24">Modificamos</text:span><text:span text:style-name="T22"> el </text:span><text:span text:style-name="T24">código</text:span><text:span text:style-name="T22"> </text:span><text:span text:style-name="T24">para</text:span><text:span text:style-name="T22"> </text:span><text:span text:style-name="T24">que</text:span><text:span text:style-name="T22"> </text:span><text:span text:style-name="T24">adquiera</text:span><text:span text:style-name="T22"> el </text:span><text:span text:style-name="T24">nombre</text:span><text:span text:style-name="T22"> </text:span><text:span text:style-name="T24">que</text:span><text:span text:style-name="T22"> </text:span><text:span text:style-name="T24">le</text:span><text:span text:style-name="T22"> </text:span><text:span text:style-name="T24">asignaremos</text:span><text:span text:style-name="T22"> </text:span><text:span text:style-name="T24">desde</text:span><text:span text:style-name="T22"> el main</text:span></text:p>
      <text:p text:style-name="P12"><text:span text:style-name="T10"><text:tab/><text:tab/><text:tab/></text:span><text:span text:style-name="T28">try</text:span><text:span text:style-name="T10"> {</text:span></text:p>
      <text:p text:style-name="P12"><text:span text:style-name="T10"><text:tab/><text:tab/><text:tab/><text:tab/></text:span><text:span text:style-name="T8">sleep</text:span><text:span text:style-name="T10">(500);</text:span></text:p>
      <text:p text:style-name="P12"><text:span text:style-name="T10"><text:tab/><text:tab/><text:tab/>} </text:span><text:span text:style-name="T28">catch</text:span><text:span text:style-name="T10"> (InterruptedException </text:span><text:span text:style-name="T20">e</text:span><text:span text:style-name="T10">) {</text:span></text:p>
      <text:p text:style-name="P12"><text:span text:style-name="T10"><text:tab/><text:tab/><text:tab/>}</text:span></text:p>
      <text:p text:style-name="P14"/>
      <text:p text:style-name="P12"><text:span text:style-name="T10"><text:tab/><text:tab/>}</text:span></text:p>
      <text:p text:style-name="P12"><text:span text:style-name="T10"><text:tab/>}</text:span></text:p>
      <text:p text:style-name="P12"><text:span text:style-name="T10">}</text:span></text:p>
      <text:p text:style-name="P14"/>
      <text:p text:style-name="P12"><text:span text:style-name="T28">class</text:span><text:span text:style-name="T10"> Consumidor </text:span><text:span text:style-name="T28">extends</text:span><text:span text:style-name="T10"> Thread {</text:span></text:p>
      <text:p text:style-name="P12"><text:span text:style-name="T10"><text:tab/></text:span><text:span text:style-name="T28">private</text:span><text:span text:style-name="T10"> Almacen </text:span><text:span text:style-name="T14">almacen</text:span><text:span text:style-name="T10">;</text:span></text:p>
      <text:p text:style-name="P12"><text:span text:style-name="T10"><text:tab/></text:span><text:span text:style-name="T28">private</text:span><text:span text:style-name="T10"> </text:span><text:span text:style-name="T28">int</text:span><text:span text:style-name="T10"> </text:span><text:span text:style-name="T14">id</text:span><text:span text:style-name="T10">, </text:span><text:span text:style-name="T14">iter</text:span><text:span text:style-name="T10">;</text:span></text:p>
      <text:p text:style-name="P12"><text:span text:style-name="T10"><text:tab/></text:span><text:span text:style-name="T22">//</text:span><text:span text:style-name="T24">Añadimos</text:span><text:span text:style-name="T22"> el </text:span><text:span text:style-name="T24">iterador</text:span><text:span text:style-name="T22"> </text:span><text:span text:style-name="T24">en</text:span><text:span text:style-name="T22"> el </text:span><text:span text:style-name="T24">que</text:span><text:span text:style-name="T22"> </text:span><text:span text:style-name="T24">pondremos</text:span><text:span text:style-name="T22"> el </text:span><text:span text:style-name="T24">número</text:span><text:span text:style-name="T22"> </text:span><text:span text:style-name="T24">de</text:span><text:span text:style-name="T22"> </text:span><text:span text:style-name="T24">iteraciones</text:span><text:span text:style-name="T22"> </text:span><text:span text:style-name="T24">que</text:span><text:span text:style-name="T22"> </text:span><text:span text:style-name="T24">deseamos</text:span></text:p>
      <text:p text:style-name="P12"><text:span text:style-name="T10"><text:tab/></text:span><text:span text:style-name="T28">public</text:span><text:span text:style-name="T10"> Consumidor(Almacen </text:span><text:span text:style-name="T20">a</text:span><text:span text:style-name="T10">, </text:span><text:span text:style-name="T28">int</text:span><text:span text:style-name="T10"> </text:span><text:span text:style-name="T20">n</text:span><text:span text:style-name="T10">, </text:span><text:span text:style-name="T28">int</text:span><text:span text:style-name="T10"> </text:span><text:span text:style-name="T20">iter</text:span><text:span text:style-name="T10">) {</text:span></text:p>
      <text:p text:style-name="P12"><text:span text:style-name="T10"><text:tab/><text:tab/></text:span><text:span text:style-name="T14">almacen</text:span><text:span text:style-name="T10"> = </text:span><text:span text:style-name="T20">a</text:span><text:span text:style-name="T10">;</text:span></text:p>
      <text:p text:style-name="P12"><text:span text:style-name="T10"><text:tab/><text:tab/></text:span><text:span text:style-name="T28">this</text:span><text:span text:style-name="T10">.</text:span><text:span text:style-name="T14">id</text:span><text:span text:style-name="T10"> = </text:span><text:span text:style-name="T20">n</text:span><text:span text:style-name="T10">;</text:span></text:p>
      <text:p text:style-name="P12"><text:span text:style-name="T10"><text:tab/><text:tab/></text:span><text:span text:style-name="T28">this</text:span><text:span text:style-name="T10">.</text:span><text:span text:style-name="T14">iter</text:span><text:span text:style-name="T10"> = </text:span><text:span text:style-name="T20">iter</text:span><text:span text:style-name="T10">;</text:span></text:p>
      <text:p text:style-name="P12"><text:span text:style-name="T10"><text:tab/>}</text:span></text:p>
      <text:p text:style-name="P12"><text:span text:style-name="T10"><text:tab/></text:span></text:p>
      <text:p text:style-name="P12"><text:span text:style-name="T10"><text:tab/></text:span><text:span text:style-name="T28">public</text:span><text:span text:style-name="T10"> </text:span><text:span text:style-name="T28">void</text:span><text:span text:style-name="T10"> run() {</text:span></text:p>
      <text:p text:style-name="P12"><text:span text:style-name="T10"><text:tab/><text:tab/></text:span><text:span text:style-name="T28">int</text:span><text:span text:style-name="T10"> </text:span><text:span text:style-name="T20">valor</text:span><text:span text:style-name="T10">=0;</text:span></text:p>
      <text:p text:style-name="P12"><text:soft-page-break/><text:span text:style-name="T10"><text:tab/><text:tab/></text:span><text:span text:style-name="T28">for</text:span><text:span text:style-name="T10"> (</text:span><text:span text:style-name="T28">int</text:span><text:span text:style-name="T10"> </text:span><text:span text:style-name="T20">i</text:span><text:span text:style-name="T10"> = 0; </text:span><text:span text:style-name="T20">i</text:span><text:span text:style-name="T10"> &lt; </text:span><text:span text:style-name="T28">this</text:span><text:span text:style-name="T10">.</text:span><text:span text:style-name="T14">iter</text:span><text:span text:style-name="T10">; </text:span><text:span text:style-name="T20">i</text:span><text:span text:style-name="T10">++) { </text:span><text:span text:style-name="T22">//</text:span><text:span text:style-name="T24">sustituimos</text:span><text:span text:style-name="T22"> el </text:span><text:span text:style-name="T24">número</text:span><text:span text:style-name="T22"> </text:span><text:span text:style-name="T24">de</text:span><text:span text:style-name="T22"> </text:span><text:span text:style-name="T24">ciclos</text:span><text:span text:style-name="T22"> </text:span><text:span text:style-name="T24">del</text:span><text:span text:style-name="T22"> </text:span><text:span text:style-name="T24">bucle</text:span><text:span text:style-name="T22"> </text:span><text:span text:style-name="T24">por</text:span><text:span text:style-name="T22"> el </text:span><text:span text:style-name="T24">número</text:span><text:span text:style-name="T22"> </text:span><text:span text:style-name="T24">del</text:span><text:span text:style-name="T22"> </text:span><text:span text:style-name="T24">iterador</text:span><text:span text:style-name="T22"> </text:span><text:span text:style-name="T24">que</text:span><text:span text:style-name="T22"> </text:span><text:span text:style-name="T24">introduciremos</text:span><text:span text:style-name="T22"> </text:span><text:span text:style-name="T24">en</text:span><text:span text:style-name="T22"> el main</text:span></text:p>
      <text:p text:style-name="P12"><text:span text:style-name="T10"><text:tab/><text:tab/><text:tab/></text:span><text:span text:style-name="T20">valor</text:span><text:span text:style-name="T10">=</text:span><text:span text:style-name="T14">almacen</text:span><text:span text:style-name="T10">.consume();</text:span></text:p>
      <text:p text:style-name="P12"><text:span text:style-name="T10"><text:tab/><text:tab/><text:tab/>System.</text:span><text:span text:style-name="T12">out</text:span><text:span text:style-name="T10">.println(</text:span><text:span text:style-name="T18">"Consumidor "</text:span><text:span text:style-name="T10"> + </text:span><text:span text:style-name="T14">id</text:span><text:span text:style-name="T10"> + </text:span><text:span text:style-name="T18">" en iteraci�n "</text:span><text:span text:style-name="T10">+ </text:span><text:span text:style-name="T20">i</text:span><text:span text:style-name="T10">+</text:span><text:span text:style-name="T18">" consume el valor "</text:span><text:span text:style-name="T10"> + </text:span><text:span text:style-name="T20">valor</text:span><text:span text:style-name="T10">);</text:span></text:p>
      <text:p text:style-name="P14"/>
      <text:p text:style-name="P12"><text:span text:style-name="T10"><text:tab/><text:tab/>}</text:span></text:p>
      <text:p text:style-name="P12"><text:span text:style-name="T10"><text:tab/>}</text:span></text:p>
      <text:p text:style-name="P29"><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10:00:03.766252789</meta:creation-date>
    <meta:generator>LibreOffice/5.1.6.2$Linux_X86_64 LibreOffice_project/10m0$Build-2</meta:generator>
    <dc:date>2019-01-17T11:39:47.022003600</dc:date>
    <meta:editing-duration>PT4M1S</meta:editing-duration>
    <meta:editing-cycles>2</meta:editing-cycles>
    <meta:document-statistic meta:table-count="0" meta:image-count="0" meta:object-count="0" meta:page-count="6" meta:paragraph-count="210" meta:word-count="1276" meta:character-count="8173" meta:non-whitespace-character-count="6607"/>
  </office:meta>
</office:document-meta>
</file>